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nsaio_sedimentacao.xml" manifest:media-type="text/xml"/>
  <manifest:file-entry manifest:full-path="Basic/Standard/script-lb.xml" manifest:media-type="text/xml"/>
  <manifest:file-entry manifest:full-path="Basic/Library1/Module1.xml" manifest:media-type="text/xml" manifest:size="75852">
    <manifest:encryption-data manifest:checksum-type="urn:oasis:names:tc:opendocument:xmlns:manifest:1.0#sha256-1k" manifest:checksum="nL3L2XNcWW4+6WHUjbcCpbxpLo8NFwoOZYR4z4idvx0=">
      <manifest:algorithm manifest:algorithm-name="http://www.w3.org/2001/04/xmlenc#aes256-cbc" manifest:initialisation-vector="UypH7kAVKDxX+Mf/21ChtQ=="/>
      <manifest:key-derivation manifest:key-derivation-name="PBKDF2" manifest:key-size="32" manifest:iteration-count="1024" manifest:salt="wIffBeX7NO+sFU7kpzmaDA=="/>
      <manifest:start-key-generation manifest:start-key-generation-name="http://www.w3.org/2000/09/xmldsig#sha256" manifest:key-size="32"/>
    </manifest:encryption-data>
  </manifest:file-entry>
  <manifest:file-entry manifest:full-path="Basic/Library1/Module1.bin" manifest:media-type=""/>
  <manifest:file-entry manifest:full-path="Basic/Library1/script-lb.xml" manifest:media-type="text/xml"/>
  <manifest:file-entry manifest:full-path="Basic/script-lc.xml" manifest:media-type="text/xml"/>
  <manifest:file-entry manifest:full-path="Grau2/meta.xml" manifest:media-type="text/xml"/>
  <manifest:file-entry manifest:full-path="Grau2/styles.xml" manifest:media-type="text/xml"/>
  <manifest:file-entry manifest:full-path="Grau2/content.xml" manifest:media-type="text/xml"/>
  <manifest:file-entry manifest:full-path="Grau2/" manifest:media-type="application/vnd.oasis.opendocument.chart"/>
  <manifest:file-entry manifest:full-path="Dialogs/Standard/dialog-lb.xml" manifest:media-type="text/xml"/>
  <manifest:file-entry manifest:full-path="Dialogs/Library1/dialog-lb.xml" manifest:media-type="text/xml"/>
  <manifest:file-entry manifest:full-path="Dialogs/dialog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u4/meta.xml" manifest:media-type="text/xml"/>
  <manifest:file-entry manifest:full-path="Grau4/styles.xml" manifest:media-type="text/xml"/>
  <manifest:file-entry manifest:full-path="Grau4/content.xml" manifest:media-type="text/xml"/>
  <manifest:file-entry manifest:full-path="Grau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Grau4" manifest:media-type="application/x-openoffice-gdimetafile;windows_formatname=&quot;GDIMetaFile&quot;"/>
  <manifest:file-entry manifest:full-path="ObjectReplacements/Grau2" manifest:media-type="application/x-openoffice-gdimetafile;windows_formatname=&quot;GDIMetaFile&quot;"/>
  <manifest:file-entry manifest:full-path="ObjectReplacements/Grau3" manifest:media-type="application/x-openoffice-gdimetafile;windows_formatname=&quot;GDIMetaFile&quot;"/>
  <manifest:file-entry manifest:full-path="Grau3/meta.xml" manifest:media-type="text/xml"/>
  <manifest:file-entry manifest:full-path="Grau3/styles.xml" manifest:media-type="text/xml"/>
  <manifest:file-entry manifest:full-path="Grau3/content.xml" manifest:media-type="text/xml"/>
  <manifest:file-entry manifest:full-path="Grau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3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9.93mm"/>
    </style:style>
    <style:style style:name="co6" style:family="table-column">
      <style:table-column-properties fo:break-before="auto" style:column-width="18.4mm"/>
    </style:style>
    <style:style style:name="co7" style:family="table-column">
      <style:table-column-properties fo:break-before="auto" style:column-width="24.17mm"/>
    </style:style>
    <style:style style:name="co8" style:family="table-column">
      <style:table-column-properties fo:break-before="auto" style:column-width="9.68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6.61mm"/>
    </style:style>
    <style:style style:name="co14" style:family="table-column">
      <style:table-column-properties fo:break-before="auto" style:column-width="19.3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4.87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23.81mm"/>
    </style:style>
    <style:style style:name="co20" style:family="table-column">
      <style:table-column-properties fo:break-before="auto" style:column-width="16.05mm"/>
    </style:style>
    <style:style style:name="co21" style:family="table-column">
      <style:table-column-properties fo:break-before="auto" style:column-width="16.3mm"/>
    </style:style>
    <style:style style:name="co22" style:family="table-column">
      <style:table-column-properties fo:break-before="auto" style:column-width="12.07mm"/>
    </style:style>
    <style:style style:name="co23" style:family="table-column">
      <style:table-column-properties fo:break-before="auto" style:column-width="25.74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22.42mm"/>
    </style:style>
    <style:style style:name="co26" style:family="table-column">
      <style:table-column-properties fo:break-before="auto" style:column-width="47.15mm"/>
    </style:style>
    <style:style style:name="co27" style:family="table-column">
      <style:table-column-properties fo:break-before="auto" style:column-width="16.9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09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15.56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tru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17.5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cell-protect="protected" style:print-content="true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cell-protect="none" style:print-content="tru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fo:color="#000000" fo:font-size="14pt" style:font-size-asian="14pt" style:font-size-complex="14pt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cell-protect="none" style:print-content="true" style:vertical-align="automatic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cell-protect="protected" style:print-content="true" style:vertical-align="automatic"/>
      <style:text-properties fo:font-size="14pt" style:font-size-asian="14pt" style:font-size-complex="14pt"/>
    </style:style>
    <style:style style:name="ce15" style:family="table-cell" style:parent-style-name="Default">
      <style:table-cell-properties style:cell-protect="protected" style:print-content="true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cell-protect="none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cell-protect="none" style:print-content="true"/>
      <style:text-properties fo:color="#000000" fo:font-size="14pt" style:font-size-asian="14pt" style:font-size-complex="14pt"/>
    </style:style>
    <style:style style:name="ce26" style:family="table-cell" style:parent-style-name="Default" style:data-style-name="N0">
      <style:table-cell-properties style:cell-protect="protected" style:print-content="true"/>
      <style:text-properties fo:color="#000000" fo:font-size="14pt" style:font-size-asian="14pt" style:font-size-complex="14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cell-protect="none" style:print-content="true"/>
    </style:style>
    <style:style style:name="ce29" style:family="table-cell" style:parent-style-name="Default" style:data-style-name="N0">
      <style:table-cell-properties style:cell-protect="none" style:print-content="true" style:text-align-source="fix" style:repeat-content="false" fo:border="0.99pt solid #000000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cell-protect="none" style:print-content="true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style:cell-protect="none" style:print-content="true"/>
      <style:text-properties fo:color="#000000" fo:font-size="13pt" fo:font-weight="normal" style:font-size-asian="13pt" style:font-size-complex="13pt"/>
    </style:style>
    <style:style style:name="ce32" style:family="table-cell" style:parent-style-name="Default" style:data-style-name="N0">
      <style:table-cell-properties style:cell-protect="none" style:print-content="true"/>
      <style:text-properties fo:color="#000000" fo:font-size="13pt" fo:font-weight="normal" style:font-size-asian="13pt" style:font-weight-asian="bold" style:font-size-complex="13pt" style:font-weight-complex="bold"/>
    </style:style>
    <style:style style:name="ce33" style:family="table-cell" style:parent-style-name="Default" style:data-style-name="N0">
      <style:table-cell-properties style:cell-protect="none" style:print-content="true"/>
      <style:text-properties fo:color="#ff0000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 style:data-style-name="N0">
      <style:table-cell-properties style:cell-protect="none" style:print-content="true" style:text-align-source="fix" style:repeat-content="false" fo:border="0.99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style:cell-protect="none" style:print-content="true"/>
      <style:text-properties fo:font-size="12pt" style:font-size-asian="12pt" style:font-size-complex="12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22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color="#000000" style:text-outline="false" style:text-line-through-style="none" style:text-line-through-type="none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6&quot;;&quot;7&quot;;&quot;8&quot;;&quot;9&quot;;&quot;10&quot;)" table:allow-empty-cell="true" table:display-list="unsorted" table:base-cell-address="Dados.A1">
          <table:help-message table:display="true"/>
          <table:error-message table:message-type="stop" table:display="true"/>
        </table:content-validation>
      </table:content-validations>
      <table:table table:name="Dado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tão de pressão 1" form:control-implementation="ooo:com.sun.star.form.component.CommandButton" xml:id="control1" form:id="control1" form:label="GERAR TAS!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Library1.Module1.ensaio_sedimentacao?language=Basic&amp;location=document" xlink:type="simple"/>
              </office:event-listeners>
            </form:button>
          </form:form>
        </office:forms>
        <table:shapes>
          <draw:control draw:z-index="0" draw:text-style-name="P1" svg:width="44.18mm" svg:height="34.43mm" svg:x="281.04mm" svg:y="39.84m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09" table:default-cell-style-name="ce6"/>
        <table:table-row table:style-name="ro1">
          <table:table-cell table:style-name="ce1" office:value-type="string" calcext:value-type="string" table:number-columns-spanned="15" table:number-rows-spanned="1">
            <text:p>ENSAIO DE SEDIMENTAÇÃO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2" table:number-columns-repeated="12"/>
          <table:table-cell table:style-name="ce4"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1">
            <text:p>Profundidade do decantador (m)</text:p>
          </table:table-cell>
          <table:covered-table-cell table:number-columns-repeated="2"/>
          <table:table-cell table:style-name="ce10" office:value-type="float" office:value="1.8" calcext:value-type="float">
            <text:p>1,8</text:p>
          </table:table-cell>
          <table:table-cell table:style-name="ce2" table:number-columns-repeated="5"/>
          <table:table-cell table:style-name="ce14"/>
          <table:table-cell table:style-name="ce3" office:value-type="string" calcext:value-type="string" table:number-columns-spanned="4" table:number-rows-spanned="1">
            <text:p>Quantidade de Curvas de remoção</text:p>
          </table:table-cell>
          <table:covered-table-cell table:number-columns-repeated="3"/>
          <table:table-cell table:content-validation-name="val1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3" table:number-rows-spanned="1">
            <text:p>Eficiência de remoção de SST (%)</text:p>
          </table:table-cell>
          <table:covered-table-cell table:number-columns-repeated="2"/>
          <table:table-cell table:style-name="ce11" office:value-type="float" office:value="57.14" calcext:value-type="float">
            <text:p>57,14</text:p>
          </table:table-cell>
          <table:table-cell table:style-name="ce2" table:number-columns-repeated="8"/>
          <table:table-cell table:style-name="ce4" table:number-columns-repeated="3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4" table:number-columns-repeated="10"/>
          <table:table-cell table:style-name="ce15" office:value-type="string" calcext:value-type="string">
            <text:p>Curva 1 (%)</text:p>
          </table:table-cell>
          <table:table-cell table:style-name="ce19" office:value-type="float" office:value="25" calcext:value-type="float">
            <text:p>25</text:p>
          </table:table-cell>
          <table:table-cell table:style-name="ce4"/>
          <table:table-cell table:style-name="ce21"/>
          <table:table-cell table:style-name="ce4" table:number-columns-repeated="3"/>
          <table:table-cell table:style-name="ce26" table:number-columns-repeated="2"/>
          <table:table-cell table:style-name="ce4" table:number-columns-repeated="1005"/>
        </table:table-row>
        <table:table-row table:style-name="ro1">
          <table:table-cell table:style-name="ce5" office:value-type="string" calcext:value-type="string" table:number-columns-spanned="1" table:number-rows-spanned="2">
            <office:annotation draw:style-name="gr1" draw:text-style-name="P3" svg:width="29.9mm" svg:height="18.79mm" svg:x="13.34mm" svg:y="24.96mm" draw:caption-point-x="4.39mm" draw:caption-point-y="9.27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Intervalos devem ser equidistantes e em ordem crescente</text:span></text:p>
            </office:annotation>
            <text:p>Tempo (min)</text:p>
          </table:table-cell>
          <table:table-cell table:style-name="ce3" office:value-type="string" calcext:value-type="string" table:number-columns-spanned="3" table:number-rows-spanned="1">
            <text:p>mg/L SST</text:p>
          </table:table-cell>
          <table:covered-table-cell table:number-columns-repeated="2"/>
          <table:table-cell table:style-name="ce4"/>
          <table:table-cell table:style-name="ce12" office:value-type="string" calcext:value-type="string" table:number-columns-spanned="1" table:number-rows-spanned="2">
            <text:p>Tempo</text:p>
            <text:p>(min)</text:p>
          </table:table-cell>
          <table:table-cell table:style-name="ce3" office:value-type="string" calcext:value-type="string" table:number-columns-spanned="3" table:number-rows-spanned="1">
            <text:p>Eficiência (%)</text:p>
          </table:table-cell>
          <table:covered-table-cell table:number-columns-repeated="2"/>
          <table:table-cell table:style-name="ce4"/>
          <table:table-cell table:style-name="ce15" office:value-type="string" calcext:value-type="string">
            <text:p>Curva 2 (%)</text:p>
          </table:table-cell>
          <table:table-cell table:style-name="ce20" office:value-type="float" office:value="35" calcext:value-type="float">
            <text:p>35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h1 = 0,6 m</text:p>
          </table:table-cell>
          <table:table-cell table:style-name="ce7" office:value-type="string" calcext:value-type="string">
            <text:p>h2 = 1,2 m</text:p>
          </table:table-cell>
          <table:table-cell table:style-name="ce7" office:value-type="string" calcext:value-type="string">
            <text:p>h3 = 1,8 m</text:p>
          </table:table-cell>
          <table:table-cell table:style-name="ce4"/>
          <table:covered-table-cell/>
          <table:table-cell table:style-name="ce7" office:value-type="string" calcext:value-type="string">
            <text:p>h1 = 0,6 m</text:p>
          </table:table-cell>
          <table:table-cell table:style-name="ce7" office:value-type="string" calcext:value-type="string">
            <text:p>h2 = 1,2 m</text:p>
          </table:table-cell>
          <table:table-cell table:style-name="ce7" office:value-type="string" calcext:value-type="string">
            <text:p>h3 = 1,8 m</text:p>
          </table:table-cell>
          <table:table-cell table:style-name="ce4"/>
          <table:table-cell table:style-name="ce15" office:value-type="string" calcext:value-type="string">
            <text:p>Curva 3 (%)</text:p>
          </table:table-cell>
          <table:table-cell table:style-name="ce21" office:value-type="float" office:value="50" calcext:value-type="float">
            <text:p>5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350" calcext:value-type="float">
            <text:p>350</text:p>
          </table:table-cell>
          <table:table-cell table:style-name="ce4"/>
          <table:table-cell table:number-columns-repeated="4" table:style-name="ce7" office:value-type="float" office:value="0" calcext:value-type="float">
            <text:p>0</text:p>
          </table:table-cell>
          <table:table-cell table:style-name="ce4"/>
          <table:table-cell table:style-name="ce15" office:value-type="string" calcext:value-type="string">
            <text:p>Curva 4 (%)</text:p>
          </table:table-cell>
          <table:table-cell table:style-name="ce21" office:value-type="float" office:value="60" calcext:value-type="float">
            <text:p>6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273" calcext:value-type="float">
            <text:p>273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.14" calcext:value-type="float">
            <text:p>27,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4"/>
          <table:table-cell table:style-name="ce15" office:value-type="string" calcext:value-type="string">
            <text:p>Curva 5 (%)</text:p>
          </table:table-cell>
          <table:table-cell table:style-name="ce19" office:value-type="float" office:value="70" calcext:value-type="float">
            <text:p>7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45" calcext:value-type="float">
            <text:p>245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7.14" calcext:value-type="float">
            <text:p>37,14</text:p>
          </table:table-cell>
          <table:table-cell table:style-name="ce7" office:value-type="float" office:value="31.14" calcext:value-type="float">
            <text:p>31,14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style-name="ce15" office:value-type="string" calcext:value-type="string">
            <text:p>Curva 6 (%)</text:p>
          </table:table-cell>
          <table:table-cell table:style-name="ce19" office:value-type="float" office:value="85" calcext:value-type="float">
            <text:p>85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7" calcext:value-type="float">
            <text:p>217</text:p>
          </table:table-cell>
          <table:table-cell table:style-name="ce4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59.14" calcext:value-type="float">
            <text:p>59,14</text:p>
          </table:table-cell>
          <table:table-cell table:style-name="ce7" office:value-type="float" office:value="45.14" calcext:value-type="float">
            <text:p>45,14</text:p>
          </table:table-cell>
          <table:table-cell table:style-name="ce7" office:value-type="float" office:value="38" calcext:value-type="float">
            <text:p>38</text:p>
          </table:table-cell>
          <table:table-cell table:style-name="ce4"/>
          <table:table-cell table:style-name="ce15" office:value-type="string" calcext:value-type="string">
            <text:p>Curva 7 (%)</text:p>
          </table:table-cell>
          <table:table-cell table:style-name="ce19" office:value-type="float" office:value="88" calcext:value-type="float">
            <text:p>88</text:p>
          </table:table-cell>
          <table:table-cell table:style-name="ce4"/>
          <table:table-cell table:style-name="ce21"/>
          <table:table-cell table:style-name="ce4"/>
          <table:table-cell table:number-columns-repeated="100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8" calcext:value-type="float">
            <text:p>168</text:p>
          </table:table-cell>
          <table:table-cell table:style-name="ce4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5.14" calcext:value-type="float">
            <text:p>65,14</text:p>
          </table:table-cell>
          <table:table-cell table:style-name="ce7" office:value-type="float" office:value="53.14" calcext:value-type="float">
            <text:p>53,14</text:p>
          </table:table-cell>
          <table:table-cell table:style-name="ce7" office:value-type="float" office:value="52" calcext:value-type="float">
            <text:p>52</text:p>
          </table:table-cell>
          <table:table-cell table:style-name="ce4"/>
          <table:table-cell table:style-name="ce15" office:value-type="string" calcext:value-type="string">
            <text:p>Curva 8 (%)</text:p>
          </table:table-cell>
          <table:table-cell table:style-name="ce19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6" calcext:value-type="float">
            <text:p>136</text:p>
          </table:table-cell>
          <table:table-cell table:style-name="ce4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1.14" calcext:value-type="float">
            <text:p>61,14</text:p>
          </table:table-cell>
          <table:table-cell table:style-name="ce4"/>
          <table:table-cell table:style-name="ce15" office:value-type="string" calcext:value-type="string">
            <text:p>Curva 9 (%)</text:p>
          </table:table-cell>
          <table:table-cell table:style-name="ce19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1" calcext:value-type="float">
            <text:p>91</text:p>
          </table:table-cell>
          <table:table-cell table:style-name="ce4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89.14" calcext:value-type="float">
            <text:p>89,1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4" calcext:value-type="float">
            <text:p>74</text:p>
          </table:table-cell>
          <table:table-cell table:style-name="ce4"/>
          <table:table-cell table:style-name="ce15" office:value-type="string" calcext:value-type="string">
            <text:p>Curva 10 (%)</text:p>
          </table:table-cell>
          <table:table-cell table:style-name="ce19"/>
          <table:table-cell table:style-name="ce4" table:number-columns-repeated="3"/>
          <table:table-cell table:number-columns-repeated="2"/>
          <table:table-cell table:style-name="ce18" table:number-columns-repeated="2"/>
          <table:table-cell table:number-columns-repeated="1005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6" calcext:value-type="float">
            <text:p>66</text:p>
          </table:table-cell>
          <table:table-cell table:style-name="ce4"/>
          <table:table-cell table:style-name="ce7" office:value-type="float" office:value="70" calcext:value-type="float">
            <text:p>7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1.14" calcext:value-type="float">
            <text:p>81,14</text:p>
          </table:table-cell>
          <table:table-cell table:style-name="ce4" table:number-columns-repeated="2"/>
          <table:table-cell table:style-name="ce22"/>
          <table:table-cell table:style-name="ce4" table:number-columns-repeated="5"/>
          <table:table-cell table:style-name="ce22"/>
          <table:table-cell table:style-name="ce27"/>
          <table:table-cell table:style-name="ce4" table:number-columns-repeated="100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4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1.14" calcext:value-type="float">
            <text:p>91,14</text:p>
          </table:table-cell>
          <table:table-cell table:style-name="ce7" office:value-type="float" office:value="88" calcext:value-type="float">
            <text:p>88</text:p>
          </table:table-cell>
          <table:table-cell table:style-name="ce4"/>
          <table:table-cell table:style-name="ce16" office:value-type="string" calcext:value-type="string">
            <text:p>Curva de % de remoção</text:p>
          </table:table-cell>
          <table:table-cell table:style-name="ce23" office:value-type="string" calcext:value-type="string">
            <text:p>Tempo (min)</text:p>
          </table:table-cell>
          <table:table-cell table:style-name="ce16" office:value-type="string" calcext:value-type="string">
            <text:p>Vs (m/h)</text:p>
          </table:table-cell>
          <table:table-cell table:style-name="ce23" office:value-type="string" calcext:value-type="string">
            <text:p>Rt, %</text:p>
          </table:table-cell>
          <table:table-cell table:number-columns-repeated="3"/>
          <table:table-cell table:style-name="ce18" table:number-columns-repeated="2"/>
          <table:table-cell table:number-columns-repeated="1005"/>
        </table:table-row>
        <table:table-row table:style-name="ro1">
          <table:table-cell table:style-name="ce8"/>
          <table:table-cell table:style-name="ce7" table:number-columns-repeated="3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25" calcext:value-type="float">
            <text:p>25</text:p>
          </table:table-cell>
          <table:table-cell table:style-name="ce17" office:value-type="float" office:value="13.75" calcext:value-type="float">
            <text:p>13,75</text:p>
          </table:table-cell>
          <table:table-cell table:style-name="ce7" office:value-type="float" office:value="7.85454545454546" calcext:value-type="float">
            <text:p>7,85454545454546</text:p>
          </table:table-cell>
          <table:table-cell table:style-name="ce7" office:value-type="float" office:value="35.6366403292104" calcext:value-type="float">
            <text:p>35,6366403292104</text:p>
          </table:table-cell>
          <table:table-cell table:number-columns-repeated="3"/>
          <table:table-cell table:style-name="ce18" table:number-columns-repeated="2"/>
          <table:table-cell table:number-columns-repeated="1005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35" calcext:value-type="float">
            <text:p>35</text:p>
          </table:table-cell>
          <table:table-cell table:style-name="ce17" office:value-type="float" office:value="26.25" calcext:value-type="float">
            <text:p>26,25</text:p>
          </table:table-cell>
          <table:table-cell table:style-name="ce7" office:value-type="float" office:value="4.11428571428572" calcext:value-type="float">
            <text:p>4,11428571428572</text:p>
          </table:table-cell>
          <table:table-cell table:style-name="ce7" office:value-type="float" office:value="48.7259765253311" calcext:value-type="float">
            <text:p>48,7259765253311</text:p>
          </table:table-cell>
          <table:table-cell table:number-columns-repeated="1010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50" calcext:value-type="float">
            <text:p>50</text:p>
          </table:table-cell>
          <table:table-cell table:style-name="ce17" office:value-type="float" office:value="38.5714" calcext:value-type="float">
            <text:p>38,5714</text:p>
          </table:table-cell>
          <table:table-cell table:style-name="ce7" office:value-type="float" office:value="2.80000207407561" calcext:value-type="float">
            <text:p>2,80000207407561</text:p>
          </table:table-cell>
          <table:table-cell table:style-name="ce7" office:value-type="float" office:value="60.673783373959" calcext:value-type="float">
            <text:p>60,673783373959</text:p>
          </table:table-cell>
          <table:table-cell table:number-columns-repeated="1010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60" calcext:value-type="float">
            <text:p>60</text:p>
          </table:table-cell>
          <table:table-cell table:style-name="ce17" office:value-type="float" office:value="48.7527" calcext:value-type="float">
            <text:p>48,7527</text:p>
          </table:table-cell>
          <table:table-cell table:style-name="ce7" office:value-type="float" office:value="2.21526192395498" calcext:value-type="float">
            <text:p>2,21526192395498</text:p>
          </table:table-cell>
          <table:table-cell table:style-name="ce7" office:value-type="float" office:value="71.9982282636603" calcext:value-type="float">
            <text:p>71,9982282636603</text:p>
          </table:table-cell>
          <table:table-cell table:number-columns-repeated="1010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7" office:value-type="float" office:value="70" calcext:value-type="float">
            <text:p>70</text:p>
          </table:table-cell>
          <table:table-cell table:style-name="ce17" office:value-type="float" office:value="56.8896" calcext:value-type="float">
            <text:p>56,8896</text:p>
          </table:table-cell>
          <table:table-cell table:style-name="ce7" office:value-type="float" office:value="1.89841376982788" calcext:value-type="float">
            <text:p>1,89841376982788</text:p>
          </table:table-cell>
          <table:table-cell table:style-name="ce7" office:value-type="float" office:value="83.4774114977705" calcext:value-type="float">
            <text:p>83,4774114977705</text:p>
          </table:table-cell>
          <table:table-cell table:number-columns-repeated="1010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3"/>
          <table:table-cell/>
          <table:table-cell table:style-name="ce4"/>
          <table:table-cell table:style-name="ce7" office:value-type="float" office:value="85" calcext:value-type="float">
            <text:p>85</text:p>
          </table:table-cell>
          <table:table-cell table:style-name="ce7" office:value-type="float" office:value="75.6268" calcext:value-type="float">
            <text:p>75,6268</text:p>
          </table:table-cell>
          <table:table-cell table:style-name="ce7" office:value-type="float" office:value="1.42806518324192" calcext:value-type="float">
            <text:p>1,42806518324192</text:p>
          </table:table-cell>
          <table:table-cell table:style-name="ce7" office:value-type="float" office:value="94.852379315425" calcext:value-type="float">
            <text:p>94,852379315425</text:p>
          </table:table-cell>
          <table:table-cell table:number-columns-repeated="1010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7" office:value-type="float" office:value="88" calcext:value-type="float">
            <text:p>8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.35" calcext:value-type="float">
            <text:p>1,35</text:p>
          </table:table-cell>
          <table:table-cell table:style-name="ce7" office:value-type="float" office:value="100" calcext:value-type="float">
            <text:p>100</text:p>
          </table:table-cell>
          <table:table-cell table:style-name="ce18" table:number-columns-repeated="2"/>
          <table:table-cell table:number-columns-repeated="1008"/>
        </table:table-row>
        <table:table-row table:style-name="ro1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17" table:number-columns-repeated="4"/>
          <table:table-cell table:style-name="ce24" table:number-columns-repeated="2"/>
          <table:table-cell table:number-columns-repeated="1008"/>
        </table:table-row>
        <table:table-row table:style-name="ro1" table:number-rows-repeated="2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7" table:number-columns-repeated="4"/>
          <table:table-cell table:style-name="ce18" table:number-columns-repeated="2"/>
          <table:table-cell table:number-columns-repeated="1008"/>
        </table:table-row>
        <table:table-row table:style-name="ro1" table:number-rows-repeated="2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9" table:number-columns-repeated="4"/>
          <table:table-cell table:style-name="ce18" table:number-columns-repeated="2"/>
          <table:table-cell table:number-columns-repeated="1008"/>
        </table:table-row>
        <table:table-row table:style-name="ro1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18" table:number-columns-repeated="6"/>
          <table:table-cell table:number-columns-repeated="1008"/>
        </table:table-row>
        <table:table-row table:style-name="ro1" table:number-rows-repeated="2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18" table:number-columns-repeated="6"/>
          <table:table-cell table:number-columns-repeated="1008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number-columns-repeated="1014"/>
        </table:table-row>
        <table:table-row table:style-name="ro1" table:number-rows-repeated="6">
          <table:table-cell table:style-name="ce9" table:number-columns-repeated="4"/>
          <table:table-cell table:style-name="ce4"/>
          <table:table-cell/>
          <table:table-cell table:style-name="ce9"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4"/>
          <table:table-cell/>
          <table:table-cell table:style-name="ce13"/>
          <table:table-cell table:style-name="ce9" table:number-columns-repeated="2"/>
          <table:table-cell table:style-name="ce4"/>
          <table:table-cell table:number-columns-repeated="1014"/>
        </table:table-row>
        <table:table-row table:style-name="ro1" table:number-rows-repeated="2">
          <table:table-cell table:style-name="ce9" table:number-columns-repeated="4"/>
          <table:table-cell table:style-name="ce4"/>
          <table:table-cell/>
          <table:table-cell table:style-name="ce9" table:number-columns-repeated="3"/>
          <table:table-cell table:style-name="ce4"/>
          <table:table-cell table:number-columns-repeated="1014"/>
        </table:table-row>
        <table:table-row table:style-name="ro1" table:number-rows-repeated="4">
          <table:table-cell table:style-name="ce9" table:number-columns-repeated="4"/>
          <table:table-cell table:style-name="ce4"/>
          <table:table-cell/>
          <table:table-cell table:style-name="ce9" table:number-columns-repeated="2"/>
          <table:table-cell/>
          <table:table-cell table:style-name="ce4"/>
          <table:table-cell table:number-columns-repeated="1014"/>
        </table:table-row>
        <table:table-row table:style-name="ro1" table:number-rows-repeated="43">
          <table:table-cell table:style-name="ce9" table:number-columns-repeated="4"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 table:number-rows-repeated="12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" table:style-name="ta2">
        <office:forms form:automatic-focus="false" form:apply-design-mode="false"/>
        <table:shapes>
          <draw:frame draw:z-index="0" draw:style-name="gr2" draw:text-style-name="P4" svg:width="159.99mm" svg:height="89.97mm" svg:x="109.72mm" svg:y="45.57mm">
            <loext:p draw:notify-on-update-of-ranges="Gráfico.A3:Gráfico.A6 Gráfico.A1:Gráfico.A1 Gráfico.B3:Gráfico.B6 Gráfico.D3:Gráfico.D6 Gráfico.D1:Gráfico.D1 Gráfico.E3:Gráfico.E6 Gráfico.G3:Gráfico.G6 Gráfico.G1:Gráfico.G1 Gráfico.H3:Gráfico.H6 Gráfico.J3:Gráfico.J6 Gráfico.J1:Gráfico.J1 Gráfico.K3:Gráfico.K6 Gráfico.M3:Gráfico.M6 Gráfico.M1:Gráfico.M1 Gráfico.N3:Gráfico.N6 Gráfico.P3:Gráfico.P6 Gráfico.P1:Gráfico.P1 Gráfico.Q3:Gráfico.Q6 Gráfico.S3:Gráfico.S6 Gráfico.S1:Gráfico.S1 Gráfico.T3:Gráfico.T6 Gráfico.V1:Gráfico.V1 Gráfico.W3:Gráfico.W6 Gráfico.V3:Gráfico.V6 Gráfico.Y1:Gráfico.Y1 Gráfico.Z3:Gráfico.Z6 Gráfico.Y3:Gráfico.Y6 Gráfico.AB1:Gráfico.AB1 Gráfico.AC3:Gráfico.AC6 Gráfico.AB3:Gráfico.A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number-columns-repeated="7" table:default-cell-style-name="ce6"/>
        <table:table-column table:style-name="co19" table:default-cell-style-name="ce6"/>
        <table:table-column table:style-name="co14" table:number-columns-repeated="1009" table:default-cell-style-name="ce6"/>
        <table:table-row table:style-name="ro1">
          <table:table-cell office:value-type="string" calcext:value-type="string">
            <text:p>Curva 25</text:p>
          </table:table-cell>
          <table:table-cell table:number-columns-repeated="2"/>
          <table:table-cell office:value-type="string" calcext:value-type="string">
            <text:p>Curva 35</text:p>
          </table:table-cell>
          <table:table-cell table:number-columns-repeated="2"/>
          <table:table-cell office:value-type="string" calcext:value-type="string">
            <text:p>Curva 50</text:p>
          </table:table-cell>
          <table:table-cell table:number-columns-repeated="2"/>
          <table:table-cell office:value-type="string" calcext:value-type="string">
            <text:p>Curva 60</text:p>
          </table:table-cell>
          <table:table-cell table:number-columns-repeated="2"/>
          <table:table-cell office:value-type="string" calcext:value-type="string">
            <text:p>Curva 70</text:p>
          </table:table-cell>
          <table:table-cell table:number-columns-repeated="2"/>
          <table:table-cell office:value-type="string" calcext:value-type="string">
            <text:p>Curva 85</text:p>
          </table:table-cell>
          <table:table-cell table:number-columns-repeated="2"/>
          <table:table-cell office:value-type="string" calcext:value-type="string">
            <text:p>Curva 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office:value-type="float" office:value="9.2115" calcext:value-type="float">
            <text:p>9,2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.86" calcext:value-type="float">
            <text:p>17,8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.8455" calcext:value-type="float">
            <text:p>25,84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1.4333" calcext:value-type="float">
            <text:p>31,433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3.2705" calcext:value-type="float">
            <text:p>43,27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.4705" calcext:value-type="float">
            <text:p>55,47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8.7527" calcext:value-type="float">
            <text:p>58,7527</text:p>
          </table:table-cell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float" office:value="11.4006" calcext:value-type="float">
            <text:p>11,400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.7571" calcext:value-type="float">
            <text:p>22,75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6.075" calcext:value-type="float">
            <text:p>36,0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.0688" calcext:value-type="float">
            <text:p>44,068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8.75" calcext:value-type="float">
            <text:p>68,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3.8911" calcext:value-type="float">
            <text:p>73,8911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25" calcext:value-type="float">
            <text:p>26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714" calcext:value-type="float">
            <text:p>38,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27" calcext:value-type="float">
            <text:p>48,7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896" calcext:value-type="float">
            <text:p>56,8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6268" calcext:value-type="float">
            <text:p>75,6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t 25</text:p>
          </table:table-cell>
          <table:table-cell office:value-type="float" office:value="35.6366403292104" calcext:value-type="float">
            <text:p>35,6366403292104</text:p>
          </table:table-cell>
          <table:table-cell table:number-columns-repeated="3"/>
          <table:table-cell office:value-type="string" calcext:value-type="string">
            <text:p>X = 13,75</text:p>
          </table:table-cell>
          <table:table-cell office:value-type="string" calcext:value-type="string">
            <text:p>X = 26,25</text:p>
          </table:table-cell>
          <table:table-cell office:value-type="string" calcext:value-type="string">
            <text:p>X = 38,5714</text:p>
          </table:table-cell>
          <table:table-cell office:value-type="string" calcext:value-type="string">
            <text:p>X = 48,7527</text:p>
          </table:table-cell>
          <table:table-cell office:value-type="string" calcext:value-type="string">
            <text:p>X = 56,8896</text:p>
          </table:table-cell>
          <table:table-cell office:value-type="string" calcext:value-type="string">
            <text:p>X = 75,6268</text:p>
          </table:table-cell>
          <table:table-cell office:value-type="string" calcext:value-type="string">
            <text:p>X = 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t 35</text:p>
          </table:table-cell>
          <table:table-cell office:value-type="float" office:value="48.7259765253311" calcext:value-type="float">
            <text:p>48,7259765253311</text:p>
          </table:table-cell>
          <table:table-cell table:number-columns-repeated="2"/>
          <table:table-cell table:style-name="ce4" office:value-type="string" calcext:value-type="string">
            <text:p>25 p/ 35</text:p>
          </table:table-cell>
          <table:table-cell office:value-type="float" office:value="1.33807390817469" calcext:value-type="float">
            <text:p>1,33807390817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t 50</text:p>
          </table:table-cell>
          <table:table-cell office:value-type="float" office:value="60.673783373959" calcext:value-type="float">
            <text:p>60,673783373959</text:p>
          </table:table-cell>
          <table:table-cell table:number-columns-repeated="2"/>
          <table:table-cell table:style-name="ce4" office:value-type="string" calcext:value-type="string">
            <text:p>35 p/ 50</text:p>
          </table:table-cell>
          <table:table-cell office:value-type="float" office:value="0.142721588139947" calcext:value-type="float">
            <text:p>0,142721588139947</text:p>
          </table:table-cell>
          <table:table-cell office:value-type="float" office:value="1.17627450021995" calcext:value-type="float">
            <text:p>1,17627450021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 60</text:p>
          </table:table-cell>
          <table:table-cell office:value-type="float" office:value="71.9982282636603" calcext:value-type="float">
            <text:p>71,9982282636603</text:p>
          </table:table-cell>
          <table:table-cell table:number-columns-repeated="2"/>
          <table:table-cell table:style-name="ce4" office:value-type="string" calcext:value-type="string">
            <text:p>50 p/ 60</text:p>
          </table:table-cell>
          <table:table-cell office:value-type="float" office:value="0.0567439920623372" calcext:value-type="float">
            <text:p>0,056743992062337</text:p>
          </table:table-cell>
          <table:table-cell office:value-type="float" office:value="0.122664523045184" calcext:value-type="float">
            <text:p>0,122664523045184</text:p>
          </table:table-cell>
          <table:table-cell office:value-type="float" office:value="0.861045467136243" calcext:value-type="float">
            <text:p>0,8610454671362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 70</text:p>
          </table:table-cell>
          <table:table-cell office:value-type="float" office:value="83.4774114977705" calcext:value-type="float">
            <text:p>83,4774114977705</text:p>
          </table:table-cell>
          <table:table-cell table:number-columns-repeated="2"/>
          <table:table-cell table:style-name="ce4" office:value-type="string" calcext:value-type="string">
            <text:p>60 p/ 70</text:p>
          </table:table-cell>
          <table:table-cell office:value-type="float" office:value="0.0717994376811928" calcext:value-type="float">
            <text:p>0,071799437681193</text:p>
          </table:table-cell>
          <table:table-cell office:value-type="float" office:value="0.137071653755005" calcext:value-type="float">
            <text:p>0,137071653755005</text:p>
          </table:table-cell>
          <table:table-cell office:value-type="float" office:value="0.404113474868125" calcext:value-type="float">
            <text:p>0,404113474868125</text:p>
          </table:table-cell>
          <table:table-cell office:value-type="float" office:value="0.711208856527231" calcext:value-type="float">
            <text:p>0,711208856527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 85</text:p>
          </table:table-cell>
          <table:table-cell office:value-type="float" office:value="94.852379315425" calcext:value-type="float">
            <text:p>94,852379315425</text:p>
          </table:table-cell>
          <table:table-cell table:number-columns-repeated="2"/>
          <table:table-cell table:style-name="ce4" office:value-type="string" calcext:value-type="string">
            <text:p>70 p/ 85</text:p>
          </table:table-cell>
          <table:table-cell office:value-type="float" office:value="0.0419333718298978" calcext:value-type="float">
            <text:p>0,041933371829898</text:p>
          </table:table-cell>
          <table:table-cell office:value-type="float" office:value="0.0800546189479865" calcext:value-type="float">
            <text:p>0,080054618947987</text:p>
          </table:table-cell>
          <table:table-cell office:value-type="float" office:value="0.117631189687252" calcext:value-type="float">
            <text:p>0,117631189687252</text:p>
          </table:table-cell>
          <table:table-cell office:value-type="float" office:value="0.561454631272591" calcext:value-type="float">
            <text:p>0,561454631272591</text:p>
          </table:table-cell>
          <table:table-cell office:value-type="float" office:value="1.13588162204902" calcext:value-type="float">
            <text:p>1,135881622049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 8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85 p/ 88</text:p>
          </table:table-cell>
          <table:table-cell office:value-type="float" office:value="0.00830862349937633" calcext:value-type="float">
            <text:p>0,008308623499376</text:p>
          </table:table-cell>
          <table:table-cell office:value-type="float" office:value="0.0158619175897181" calcext:value-type="float">
            <text:p>0,015861917589718</text:p>
          </table:table-cell>
          <table:table-cell office:value-type="float" office:value="0.0233072902140969" calcext:value-type="float">
            <text:p>0,023307290214097</text:p>
          </table:table-cell>
          <table:table-cell office:value-type="float" office:value="0.0294594784638567" calcext:value-type="float">
            <text:p>0,029459478463857</text:p>
          </table:table-cell>
          <table:table-cell office:value-type="float" office:value="0.0831449077955631" calcext:value-type="float">
            <text:p>0,083144907795563</text:p>
          </table:table-cell>
          <table:table-cell office:value-type="float" office:value="0.429524136914992" calcext:value-type="float">
            <text:p>0,42952413691499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88 p/ 100</text:p>
          </table:table-cell>
          <table:table-cell office:value-type="float" office:value="0.140419078612557" calcext:value-type="float">
            <text:p>0,140419078612557</text:p>
          </table:table-cell>
          <table:table-cell office:value-type="float" office:value="0.268072786442155" calcext:value-type="float">
            <text:p>0,268072786442155</text:p>
          </table:table-cell>
          <table:table-cell office:value-type="float" office:value="0.393902578094283" calcext:value-type="float">
            <text:p>0,393902578094283</text:p>
          </table:table-cell>
          <table:table-cell office:value-type="float" office:value="0.497877033736322" calcext:value-type="float">
            <text:p>0,497877033736322</text:p>
          </table:table-cell>
          <table:table-cell office:value-type="float" office:value="0.580973470155414" calcext:value-type="float">
            <text:p>0,580973470155414</text:p>
          </table:table-cell>
          <table:table-cell office:value-type="float" office:value="1.37047586308501" calcext:value-type="float">
            <text:p>1,37047586308501</text:p>
          </table:table-cell>
          <table:table-cell office:value-type="float" office:value="1.8" calcext:value-type="float">
            <text:p>1,8</text:p>
          </table:table-cell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º_Grau" table:style-name="ta1">
        <office:forms form:automatic-focus="false" form:apply-design-mode="false"/>
        <table:shapes>
          <draw:frame draw:z-index="0" draw:style-name="gr2" draw:text-style-name="P4" svg:width="199.99mm" svg:height="119.99mm" svg:x="75mm" svg:y="10mm">
            <loext:p draw:notify-on-update-of-ranges="2º_Grau.R3:2º_Grau.R3 2º_Grau.R4:2º_Grau.R14 2º_Grau.S3:2º_Grau.S3 2º_Grau.S4:2º_Grau.S14"/>
            <draw:object xlink:href="./Grau2" xlink:type="simple" xlink:show="embed" xlink:actuate="onLoad"/>
            <draw:image xlink:href="./ObjectReplacements/Grau2" xlink:type="simple" xlink:show="embed" xlink:actuate="onLoad"/>
          </draw:frame>
        </table:shapes>
        <table:table-column table:style-name="co14" table:number-columns-repeated="2" table:default-cell-style-name="ce28"/>
        <table:table-column table:style-name="co20" table:number-columns-repeated="15" table:default-cell-style-name="ce28"/>
        <table:table-column table:style-name="co14" table:number-columns-repeated="1007" table:default-cell-style-name="ce28"/>
        <table:table-row table:style-name="ro2">
          <table:table-cell table:style-name="ce3" office:value-type="string" calcext:value-type="string" table:number-columns-spanned="20" table:number-rows-spanned="1">
            <text:p>REGRESSÃO POLINOMIAL DO 2º GRAU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5"/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7.85454545454546" calcext:value-type="float">
            <text:p>7,85454545454546</text:p>
          </table:table-cell>
          <table:table-cell table:style-name="ce30" office:value-type="float" office:value="35.6366403292104" calcext:value-type="float">
            <text:p>35,6366403292104</text:p>
          </table:table-cell>
          <table:table-cell table:style-name="ce30" table:number-columns-repeated="15"/>
          <table:table-cell table:style-name="ce31" office:value-type="float" office:value="7.85454545454546" calcext:value-type="float">
            <text:p>7,85454545454546</text:p>
          </table:table-cell>
          <table:table-cell table:style-name="ce31" office:value-type="float" office:value="35.6366403292102" calcext:value-type="float">
            <text:p>35,6366403292102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4.11428571428572" calcext:value-type="float">
            <text:p>4,11428571428572</text:p>
          </table:table-cell>
          <table:table-cell table:style-name="ce30" office:value-type="float" office:value="48.7259765253311" calcext:value-type="float">
            <text:p>48,7259765253311</text:p>
          </table:table-cell>
          <table:table-cell table:style-name="ce30" table:number-columns-repeated="15"/>
          <table:table-cell table:style-name="ce31" office:value-type="float" office:value="4.11428571428572" calcext:value-type="float">
            <text:p>4,11428571428572</text:p>
          </table:table-cell>
          <table:table-cell table:style-name="ce31" office:value-type="float" office:value="31.4555831810695" calcext:value-type="float">
            <text:p>31,4555831810695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80000207407561" calcext:value-type="float">
            <text:p>2,80000207407561</text:p>
          </table:table-cell>
          <table:table-cell table:style-name="ce30" office:value-type="float" office:value="60.673783373959" calcext:value-type="float">
            <text:p>60,673783373959</text:p>
          </table:table-cell>
          <table:table-cell table:style-name="ce30" table:number-columns-repeated="15"/>
          <table:table-cell table:style-name="ce32" office:value-type="float" office:value="2.80000207407561" calcext:value-type="float">
            <text:p>2,80000207407561</text:p>
          </table:table-cell>
          <table:table-cell table:style-name="ce32" office:value-type="float" office:value="56.4527100427089" calcext:value-type="float">
            <text:p>56,4527100427089</text:p>
          </table:table-cell>
          <table:table-cell table:style-name="ce33" table:number-columns-repeated="523"/>
          <table:table-cell table:style-name="ce30" table:number-columns-repeated="482"/>
        </table:table-row>
        <table:table-row table:style-name="ro4">
          <table:table-cell table:style-name="ce30" office:value-type="float" office:value="2.21526192395498" calcext:value-type="float">
            <text:p>2,21526192395498</text:p>
          </table:table-cell>
          <table:table-cell table:style-name="ce30" office:value-type="float" office:value="71.9982282636603" calcext:value-type="float">
            <text:p>71,9982282636603</text:p>
          </table:table-cell>
          <table:table-cell table:style-name="ce30" table:number-columns-repeated="15"/>
          <table:table-cell table:style-name="ce31" office:value-type="float" office:value="2.77179207407543" calcext:value-type="float">
            <text:p>2,77179207407543</text:p>
          </table:table-cell>
          <table:table-cell table:style-name="ce31" office:value-type="float" office:value="57.1401345217146" calcext:value-type="float">
            <text:p>57,1401345217146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89841376982788" calcext:value-type="float">
            <text:p>1,89841376982788</text:p>
          </table:table-cell>
          <table:table-cell table:style-name="ce30" office:value-type="float" office:value="83.4774114977705" calcext:value-type="float">
            <text:p>83,4774114977705</text:p>
          </table:table-cell>
          <table:table-cell table:style-name="ce30" table:number-columns-repeated="15"/>
          <table:table-cell table:style-name="ce31" office:value-type="float" office:value="2.21526192395498" calcext:value-type="float">
            <text:p>2,21526192395498</text:p>
          </table:table-cell>
          <table:table-cell table:style-name="ce31" office:value-type="float" office:value="71.9982282636603" calcext:value-type="float">
            <text:p>71,9982282636603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42806518324192" calcext:value-type="float">
            <text:p>1,42806518324192</text:p>
          </table:table-cell>
          <table:table-cell table:style-name="ce30" office:value-type="float" office:value="94.852379315425" calcext:value-type="float">
            <text:p>94,852379315425</text:p>
          </table:table-cell>
          <table:table-cell table:style-name="ce30" table:number-columns-repeated="15"/>
          <table:table-cell table:style-name="ce31" office:value-type="float" office:value="1.89841376982788" calcext:value-type="float">
            <text:p>1,89841376982788</text:p>
          </table:table-cell>
          <table:table-cell table:style-name="ce31" office:value-type="float" office:value="81.5598488198503" calcext:value-type="float">
            <text:p>81,5598488198503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35" calcext:value-type="float">
            <text:p>1,3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15"/>
          <table:table-cell table:style-name="ce31" office:value-type="float" office:value="1.42806518324192" calcext:value-type="float">
            <text:p>1,42806518324192</text:p>
          </table:table-cell>
          <table:table-cell table:style-name="ce31" office:value-type="float" office:value="97.2288105997566" calcext:value-type="float">
            <text:p>97,2288105997566</text:p>
          </table:table-cell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1" office:value-type="float" office:value="1.35" calcext:value-type="float">
            <text:p>1,35</text:p>
          </table:table-cell>
          <table:table-cell table:style-name="ce31" office:value-type="float" office:value="100" calcext:value-type="float">
            <text:p>100</text:p>
          </table:table-cell>
          <table:table-cell table:style-name="ce30" table:number-columns-repeated="1005"/>
        </table:table-row>
        <table:table-row table:style-name="ro4" table:number-rows-repeated="3">
          <table:table-cell table:style-name="ce30" table:number-columns-repeated="17"/>
          <table:table-cell table:style-name="ce31" table:number-columns-repeated="2"/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3" table:number-columns-repeated="2"/>
          <table:table-cell table:style-name="ce30" table:number-columns-repeated="1005"/>
        </table:table-row>
        <table:table-row table:style-name="ro4" table:number-rows-repeated="2">
          <table:table-cell table:style-name="ce30" table:number-columns-repeated="1024"/>
        </table:table-row>
        <table:table-row table:style-name="ro5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º_Grau" table:style-name="ta3">
        <office:forms form:automatic-focus="false" form:apply-design-mode="false"/>
        <table:shapes>
          <draw:frame draw:z-index="0" draw:style-name="gr2" draw:text-style-name="P4" svg:width="199.99mm" svg:height="119.99mm" svg:x="75mm" svg:y="10mm">
            <loext:p draw:notify-on-update-of-ranges="3º_Grau.R3:3º_Grau.R3 3º_Grau.R4:3º_Grau.R14 3º_Grau.S3:3º_Grau.S3 3º_Grau.S4:3º_Grau.S14"/>
            <draw:object xlink:href="./Grau3" xlink:type="simple" xlink:show="embed" xlink:actuate="onLoad"/>
            <draw:image xlink:href="./ObjectReplacements/Grau3" xlink:type="simple" xlink:show="embed" xlink:actuate="onLoad"/>
          </draw:frame>
        </table:shapes>
        <table:table-column table:style-name="co14" table:number-columns-repeated="2" table:default-cell-style-name="ce28"/>
        <table:table-column table:style-name="co21" table:number-columns-repeated="15" table:default-cell-style-name="ce28"/>
        <table:table-column table:style-name="co14" table:number-columns-repeated="1007" table:default-cell-style-name="ce28"/>
        <table:table-row table:style-name="ro2">
          <table:table-cell table:style-name="ce3" office:value-type="string" calcext:value-type="string" table:number-columns-spanned="20" table:number-rows-spanned="1">
            <text:p>REGRESSÃO POLINOMIAL DO 3º GRAU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5"/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7.85454545454546" calcext:value-type="float">
            <text:p>7,85454545454546</text:p>
          </table:table-cell>
          <table:table-cell table:style-name="ce30" office:value-type="float" office:value="35.6366403292104" calcext:value-type="float">
            <text:p>35,6366403292104</text:p>
          </table:table-cell>
          <table:table-cell table:style-name="ce30" table:number-columns-repeated="15"/>
          <table:table-cell table:style-name="ce31" office:value-type="float" office:value="7.85454545454546" calcext:value-type="float">
            <text:p>7,85454545454546</text:p>
          </table:table-cell>
          <table:table-cell table:style-name="ce31" office:value-type="float" office:value="35.6366403292073" calcext:value-type="float">
            <text:p>35,6366403292073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4.11428571428572" calcext:value-type="float">
            <text:p>4,11428571428572</text:p>
          </table:table-cell>
          <table:table-cell table:style-name="ce30" office:value-type="float" office:value="48.7259765253311" calcext:value-type="float">
            <text:p>48,7259765253311</text:p>
          </table:table-cell>
          <table:table-cell table:style-name="ce30" table:number-columns-repeated="15"/>
          <table:table-cell table:style-name="ce31" office:value-type="float" office:value="4.11428571428572" calcext:value-type="float">
            <text:p>4,11428571428572</text:p>
          </table:table-cell>
          <table:table-cell table:style-name="ce31" office:value-type="float" office:value="37.2426610245784" calcext:value-type="float">
            <text:p>37,2426610245784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80000207407561" calcext:value-type="float">
            <text:p>2,80000207407561</text:p>
          </table:table-cell>
          <table:table-cell table:style-name="ce30" office:value-type="float" office:value="60.673783373959" calcext:value-type="float">
            <text:p>60,673783373959</text:p>
          </table:table-cell>
          <table:table-cell table:style-name="ce30" table:number-columns-repeated="15"/>
          <table:table-cell table:style-name="ce32" office:value-type="float" office:value="2.96267571428325" calcext:value-type="float">
            <text:p>2,96267571428325</text:p>
          </table:table-cell>
          <table:table-cell table:style-name="ce32" office:value-type="float" office:value="57.1400835465411" calcext:value-type="float">
            <text:p>57,1400835465411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21526192395498" calcext:value-type="float">
            <text:p>2,21526192395498</text:p>
          </table:table-cell>
          <table:table-cell table:style-name="ce30" office:value-type="float" office:value="71.9982282636603" calcext:value-type="float">
            <text:p>71,9982282636603</text:p>
          </table:table-cell>
          <table:table-cell table:style-name="ce30" table:number-columns-repeated="15"/>
          <table:table-cell table:style-name="ce31" office:value-type="float" office:value="2.80000207407561" calcext:value-type="float">
            <text:p>2,80000207407561</text:p>
          </table:table-cell>
          <table:table-cell table:style-name="ce31" office:value-type="float" office:value="60.6737833739588" calcext:value-type="float">
            <text:p>60,6737833739588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89841376982788" calcext:value-type="float">
            <text:p>1,89841376982788</text:p>
          </table:table-cell>
          <table:table-cell table:style-name="ce30" office:value-type="float" office:value="83.4774114977705" calcext:value-type="float">
            <text:p>83,4774114977705</text:p>
          </table:table-cell>
          <table:table-cell table:style-name="ce30" table:number-columns-repeated="15"/>
          <table:table-cell table:style-name="ce31" office:value-type="float" office:value="2.21526192395498" calcext:value-type="float">
            <text:p>2,21526192395498</text:p>
          </table:table-cell>
          <table:table-cell table:style-name="ce31" office:value-type="float" office:value="74.8436589224221" calcext:value-type="float">
            <text:p>74,8436589224221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42806518324192" calcext:value-type="float">
            <text:p>1,42806518324192</text:p>
          </table:table-cell>
          <table:table-cell table:style-name="ce30" office:value-type="float" office:value="94.852379315425" calcext:value-type="float">
            <text:p>94,852379315425</text:p>
          </table:table-cell>
          <table:table-cell table:style-name="ce30" table:number-columns-repeated="15"/>
          <table:table-cell table:style-name="ce31" office:value-type="float" office:value="1.89841376982788" calcext:value-type="float">
            <text:p>1,89841376982788</text:p>
          </table:table-cell>
          <table:table-cell table:style-name="ce31" office:value-type="float" office:value="83.4774114977704" calcext:value-type="float">
            <text:p>83,4774114977704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35" calcext:value-type="float">
            <text:p>1,3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15"/>
          <table:table-cell table:style-name="ce31" office:value-type="float" office:value="1.42806518324192" calcext:value-type="float">
            <text:p>1,42806518324192</text:p>
          </table:table-cell>
          <table:table-cell table:style-name="ce31" office:value-type="float" office:value="97.5262357397115" calcext:value-type="float">
            <text:p>97,5262357397115</text:p>
          </table:table-cell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1" office:value-type="float" office:value="1.35" calcext:value-type="float">
            <text:p>1,35</text:p>
          </table:table-cell>
          <table:table-cell table:style-name="ce31" office:value-type="float" office:value="99.9999999999999" calcext:value-type="float">
            <text:p>99,9999999999999</text:p>
          </table:table-cell>
          <table:table-cell table:style-name="ce30" table:number-columns-repeated="1005"/>
        </table:table-row>
        <table:table-row table:style-name="ro4" table:number-rows-repeated="3">
          <table:table-cell table:style-name="ce30" table:number-columns-repeated="17"/>
          <table:table-cell table:style-name="ce31" table:number-columns-repeated="2"/>
          <table:table-cell table:style-name="ce30" table:number-columns-repeated="1005"/>
        </table:table-row>
        <table:table-row table:style-name="ro4" table:number-rows-repeated="3">
          <table:table-cell table:style-name="ce30" table:number-columns-repeated="102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º_Grau" table:style-name="ta3">
        <office:forms form:automatic-focus="false" form:apply-design-mode="false"/>
        <table:shapes>
          <draw:frame draw:z-index="0" draw:style-name="gr2" draw:text-style-name="P4" svg:width="199.99mm" svg:height="119.99mm" svg:x="75mm" svg:y="10mm">
            <loext:p draw:notify-on-update-of-ranges="3º_Grau.R3:3º_Grau.R3 3º_Grau.R4:3º_Grau.R14 3º_Grau.S3:3º_Grau.S3 3º_Grau.S4:3º_Grau.S14"/>
            <draw:object xlink:href="./Grau4" xlink:type="simple" xlink:show="embed" xlink:actuate="onLoad"/>
            <draw:image xlink:href="./ObjectReplacements/Grau4" xlink:type="simple" xlink:show="embed" xlink:actuate="onLoad"/>
          </draw:frame>
        </table:shapes>
        <table:table-column table:style-name="co14" table:number-columns-repeated="2" table:default-cell-style-name="ce28"/>
        <table:table-column table:style-name="co20" table:number-columns-repeated="15" table:default-cell-style-name="ce28"/>
        <table:table-column table:style-name="co14" table:number-columns-repeated="1007" table:default-cell-style-name="ce28"/>
        <table:table-row table:style-name="ro2">
          <table:table-cell table:style-name="ce3" office:value-type="string" calcext:value-type="string" table:number-columns-spanned="20" table:number-rows-spanned="1">
            <text:p>REGRESSÃO POLINOMIAL DO 4º GRAU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style-name="ce34" office:value-type="string" calcext:value-type="string">
            <text:p>Vs (m/h)</text:p>
          </table:table-cell>
          <table:table-cell table:style-name="ce34" office:value-type="string" calcext:value-type="string">
            <text:p>Rt (%)</text:p>
          </table:table-cell>
          <table:table-cell table:number-columns-repeated="15"/>
          <table:table-cell table:style-name="ce34" office:value-type="string" calcext:value-type="string">
            <text:p>Vs (m/h)</text:p>
          </table:table-cell>
          <table:table-cell table:style-name="ce34" office:value-type="string" calcext:value-type="string">
            <text:p>Rt (%)</text:p>
          </table:table-cell>
          <table:table-cell table:number-columns-repeated="1005"/>
        </table:table-row>
        <table:table-row table:style-name="ro4">
          <table:table-cell table:style-name="ce30" office:value-type="float" office:value="7.85454545454546" calcext:value-type="float">
            <text:p>7,85454545454546</text:p>
          </table:table-cell>
          <table:table-cell table:style-name="ce30" office:value-type="float" office:value="35.6366403292104" calcext:value-type="float">
            <text:p>35,6366403292104</text:p>
          </table:table-cell>
          <table:table-cell table:style-name="ce30" table:number-columns-repeated="15"/>
          <table:table-cell table:style-name="ce31" office:value-type="float" office:value="7.85454545454546" calcext:value-type="float">
            <text:p>7,85454545454546</text:p>
          </table:table-cell>
          <table:table-cell table:style-name="ce31" office:value-type="float" office:value="35.6366403292095" calcext:value-type="float">
            <text:p>35,6366403292095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4.11428571428572" calcext:value-type="float">
            <text:p>4,11428571428572</text:p>
          </table:table-cell>
          <table:table-cell table:style-name="ce30" office:value-type="float" office:value="48.7259765253311" calcext:value-type="float">
            <text:p>48,7259765253311</text:p>
          </table:table-cell>
          <table:table-cell table:style-name="ce30" table:number-columns-repeated="15"/>
          <table:table-cell table:style-name="ce31" office:value-type="float" office:value="4.11428571428572" calcext:value-type="float">
            <text:p>4,11428571428572</text:p>
          </table:table-cell>
          <table:table-cell table:style-name="ce31" office:value-type="float" office:value="48.725976525331" calcext:value-type="float">
            <text:p>48,725976525331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80000207407561" calcext:value-type="float">
            <text:p>2,80000207407561</text:p>
          </table:table-cell>
          <table:table-cell table:style-name="ce30" office:value-type="float" office:value="60.673783373959" calcext:value-type="float">
            <text:p>60,673783373959</text:p>
          </table:table-cell>
          <table:table-cell table:style-name="ce30" table:number-columns-repeated="15"/>
          <table:table-cell table:style-name="ce31" office:value-type="float" office:value="2.80000207407561" calcext:value-type="float">
            <text:p>2,80000207407561</text:p>
          </table:table-cell>
          <table:table-cell table:style-name="ce31" office:value-type="float" office:value="53.2768980525675" calcext:value-type="float">
            <text:p>53,2768980525675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21526192395498" calcext:value-type="float">
            <text:p>2,21526192395498</text:p>
          </table:table-cell>
          <table:table-cell table:style-name="ce30" office:value-type="float" office:value="71.9982282636603" calcext:value-type="float">
            <text:p>71,9982282636603</text:p>
          </table:table-cell>
          <table:table-cell table:style-name="ce30" table:number-columns-repeated="15"/>
          <table:table-cell table:style-name="ce32" office:value-type="float" office:value="2.6607220740747" calcext:value-type="float">
            <text:p>2,6607220740747</text:p>
          </table:table-cell>
          <table:table-cell table:style-name="ce32" office:value-type="float" office:value="57.1402734915061" calcext:value-type="float">
            <text:p>57,1402734915061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89841376982788" calcext:value-type="float">
            <text:p>1,89841376982788</text:p>
          </table:table-cell>
          <table:table-cell table:style-name="ce30" office:value-type="float" office:value="83.4774114977705" calcext:value-type="float">
            <text:p>83,4774114977705</text:p>
          </table:table-cell>
          <table:table-cell table:style-name="ce30" table:number-columns-repeated="15"/>
          <table:table-cell table:style-name="ce31" office:value-type="float" office:value="2.21526192395498" calcext:value-type="float">
            <text:p>2,21526192395498</text:p>
          </table:table-cell>
          <table:table-cell table:style-name="ce31" office:value-type="float" office:value="71.9982282636609" calcext:value-type="float">
            <text:p>71,9982282636609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42806518324192" calcext:value-type="float">
            <text:p>1,42806518324192</text:p>
          </table:table-cell>
          <table:table-cell table:style-name="ce30" office:value-type="float" office:value="94.852379315425" calcext:value-type="float">
            <text:p>94,852379315425</text:p>
          </table:table-cell>
          <table:table-cell table:style-name="ce30" table:number-columns-repeated="15"/>
          <table:table-cell table:style-name="ce31" office:value-type="float" office:value="1.89841376982788" calcext:value-type="float">
            <text:p>1,89841376982788</text:p>
          </table:table-cell>
          <table:table-cell table:style-name="ce31" office:value-type="float" office:value="83.4774114977712" calcext:value-type="float">
            <text:p>83,4774114977712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1.35" calcext:value-type="float">
            <text:p>1,3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15"/>
          <table:table-cell table:style-name="ce31" office:value-type="float" office:value="1.42806518324192" calcext:value-type="float">
            <text:p>1,42806518324192</text:p>
          </table:table-cell>
          <table:table-cell table:style-name="ce31" office:value-type="float" office:value="98.1895725316186" calcext:value-type="float">
            <text:p>98,1895725316186</text:p>
          </table:table-cell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1" office:value-type="float" office:value="1.35" calcext:value-type="float">
            <text:p>1,35</text:p>
          </table:table-cell>
          <table:table-cell table:style-name="ce31" office:value-type="float" office:value="100.000000000001" calcext:value-type="float">
            <text:p>100,000000000001</text:p>
          </table:table-cell>
          <table:table-cell table:style-name="ce30" table:number-columns-repeated="1005"/>
        </table:table-row>
        <table:table-row table:style-name="ro4" table:number-rows-repeated="3">
          <table:table-cell table:style-name="ce30" table:number-columns-repeated="17"/>
          <table:table-cell table:style-name="ce31" table:number-columns-repeated="2"/>
          <table:table-cell table:style-name="ce30" table:number-columns-repeated="1005"/>
        </table:table-row>
        <table:table-row table:style-name="ro4" table:number-rows-repeated="4">
          <table:table-cell table:style-name="ce30" table:number-columns-repeated="1024"/>
        </table:table-row>
        <table:table-row table:style-name="ro5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3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tão de pressão 1" form:control-implementation="ooo:com.sun.star.form.component.CommandButton" xml:id="control2" form:id="control2" form:label="Limpar Histórico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Library1.Module1.LimparHistorico?language=Basic&amp;location=document" xlink:type="simple"/>
              </office:event-listeners>
            </form:button>
          </form:form>
        </office:forms>
        <table:shapes>
          <draw:control draw:z-index="0" draw:text-style-name="P5" svg:width="39.67mm" svg:height="30.18mm" svg:x="289.97mm" svg:y="4.11mm" draw:control="control2"/>
        </table:shapes>
        <table:table-column table:style-name="co22" table:default-cell-style-name="ce38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2" table:default-cell-style-name="ce39"/>
        <table:table-column table:style-name="co31" table:number-columns-repeated="2" table:default-cell-style-name="ce39"/>
        <table:table-column table:style-name="co14" table:number-columns-repeated="1010" table:default-cell-style-name="ce28"/>
        <table:table-row table:style-name="ro6">
          <table:table-cell table:style-name="ce35" office:value-type="string" calcext:value-type="string" table:number-columns-spanned="14" table:number-rows-spanned="1">
            <text:p>RESULTADOS</text:p>
          </table:table-cell>
          <table:covered-table-cell table:number-columns-repeated="13"/>
          <table:table-cell table:number-columns-repeated="1010"/>
        </table:table-row>
        <table:table-row table:style-name="ro7">
          <table:table-cell table:style-name="ce36" office:value-type="string" calcext:value-type="string" table:number-columns-spanned="1" table:number-rows-spanned="2">
            <text:p>Teste</text:p>
          </table:table-cell>
          <table:table-cell table:style-name="ce40" office:value-type="string" calcext:value-type="string" table:number-columns-spanned="1" table:number-rows-spanned="2">
            <text:p>Profundidade (m)</text:p>
          </table:table-cell>
          <table:table-cell table:style-name="ce40" office:value-type="string" calcext:value-type="string" table:number-columns-spanned="1" table:number-rows-spanned="2">
            <text:p>Eficiência de remoção (%)</text:p>
          </table:table-cell>
          <table:table-cell table:style-name="ce40" office:value-type="string" calcext:value-type="string" table:number-columns-spanned="1" table:number-rows-spanned="2">
            <text:p>Quantidade de curvas de remoção</text:p>
          </table:table-cell>
          <table:table-cell table:style-name="ce40" office:value-type="string" calcext:value-type="string" table:number-columns-spanned="1" table:number-rows-spanned="2">
            <text:p>Eficiência das curvas</text:p>
          </table:table-cell>
          <table:table-cell table:style-name="ce40" office:value-type="string" calcext:value-type="string" table:number-columns-spanned="3" table:number-rows-spanned="1">
            <text:p>Regressão Polinomial do 2º Grau</text:p>
          </table:table-cell>
          <table:covered-table-cell table:number-columns-repeated="2" table:style-name="ce41"/>
          <table:table-cell table:style-name="ce40" office:value-type="string" calcext:value-type="string" table:number-columns-spanned="3" table:number-rows-spanned="1">
            <text:p>Regressão Polinomial do 3º Grau</text:p>
          </table:table-cell>
          <table:covered-table-cell table:number-columns-repeated="2" table:style-name="ce41"/>
          <table:table-cell table:style-name="ce40" office:value-type="string" calcext:value-type="string" table:number-columns-spanned="3" table:number-rows-spanned="1">
            <text:p>Regressão Polinomial do 4º Grau</text:p>
          </table:table-cell>
          <table:covered-table-cell table:number-columns-repeated="2" table:style-name="ce41"/>
          <table:table-cell table:style-name="ce43" table:number-columns-repeated="1010"/>
        </table:table-row>
        <table:table-row table:style-name="ro8">
          <table:covered-table-cell table:style-name="ce37"/>
          <table:covered-table-cell table:number-columns-repeated="4" table:style-name="ce41"/>
          <table:table-cell table:style-name="ce40" office:value-type="string" calcext:value-type="string">
            <text:p>Rt (%)</text:p>
          </table:table-cell>
          <table:table-cell table:style-name="ce40" office:value-type="string" calcext:value-type="string">
            <text:p>TAS (m³/m².h)</text:p>
          </table:table-cell>
          <table:table-cell table:style-name="ce40" office:value-type="string" calcext:value-type="string">
            <office:annotation draw:style-name="gr1" draw:text-style-name="P3" svg:width="30.96mm" svg:height="18.26mm" svg:x="111.26mm" svg:y="11.38mm" draw:caption-point-x="68.69mm" draw:caption-point-y="5.91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TAS / 1,5</text:span></text:p>
            </office:annotation>
            <text:p>TAS Corrigida (m³/m².h)</text:p>
          </table:table-cell>
          <table:table-cell table:style-name="ce40" office:value-type="string" calcext:value-type="string">
            <text:p>Rt (%)</text:p>
          </table:table-cell>
          <table:table-cell table:style-name="ce40" office:value-type="string" calcext:value-type="string">
            <text:p>TAS (m³/m².h)</text:p>
          </table:table-cell>
          <table:table-cell table:style-name="ce40" office:value-type="string" calcext:value-type="string">
            <office:annotation draw:style-name="gr1" draw:text-style-name="P3" svg:width="30.96mm" svg:height="18.26mm" svg:x="139.49mm" svg:y="11.38mm" draw:caption-point-x="93.82mm" draw:caption-point-y="5.91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TAS / 1,5</text:span></text:p>
            </office:annotation>
            <text:p>TAS Corrigida (m³/m².h)</text:p>
          </table:table-cell>
          <table:table-cell table:style-name="ce40" office:value-type="string" calcext:value-type="string">
            <text:p>Rt (%)</text:p>
          </table:table-cell>
          <table:table-cell table:style-name="ce40" office:value-type="string" calcext:value-type="string">
            <text:p>TAS (m³/m².h)</text:p>
          </table:table-cell>
          <table:table-cell table:style-name="ce40" office:value-type="string" calcext:value-type="string">
            <office:annotation draw:style-name="gr1" draw:text-style-name="P3" svg:width="30.69mm" svg:height="18.26mm" svg:x="163.74mm" svg:y="11.38mm" draw:caption-point-x="122.66mm" draw:caption-point-y="5.91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TAS / 1,5</text:span></text:p>
            </office:annotation>
            <text:p>TAS Corrigida (m³/m².h)</text:p>
          </table:table-cell>
          <table:table-cell table:style-name="ce43" table:number-columns-repeated="101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57.14" calcext:value-type="float">
            <text:p>57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 ; 35 ; 50 ; 60 ; 70 ; 85 ; 88</text:p>
          </table:table-cell>
          <table:table-cell office:value-type="float" office:value="57.1401345217146" calcext:value-type="float">
            <text:p>57,1401345217146</text:p>
          </table:table-cell>
          <table:table-cell office:value-type="float" office:value="2.77178207407543" calcext:value-type="float">
            <text:p>2,77178207407543</text:p>
          </table:table-cell>
          <table:table-cell office:value-type="float" office:value="1.84785471605028" calcext:value-type="float">
            <text:p>1,84785471605028</text:p>
          </table:table-cell>
          <table:table-cell office:value-type="float" office:value="57.1400835465411" calcext:value-type="float">
            <text:p>57,1400835465411</text:p>
          </table:table-cell>
          <table:table-cell office:value-type="float" office:value="2.96266571428325" calcext:value-type="float">
            <text:p>2,96266571428325</text:p>
          </table:table-cell>
          <table:table-cell office:value-type="float" office:value="1.97511047618883" calcext:value-type="float">
            <text:p>1,97511047618883</text:p>
          </table:table-cell>
          <table:table-cell office:value-type="float" office:value="57.1402734915061" calcext:value-type="float">
            <text:p>57,1402734915061</text:p>
          </table:table-cell>
          <table:table-cell office:value-type="float" office:value="2.6607120740747" calcext:value-type="float">
            <text:p>2,6607120740747</text:p>
          </table:table-cell>
          <table:table-cell office:value-type="float" office:value="1.77380804938313" calcext:value-type="float">
            <text:p>1,77380804938313</text:p>
          </table:table-cell>
          <table:table-cell table:number-columns-repeated="1010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6"/>
          <table:table-cell table:style-name="ce42" table:number-columns-repeated="3"/>
          <table:table-cell table:number-columns-repeated="101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9"/>
          <table:table-cell table:style-name="ce38"/>
          <table:table-cell table:number-columns-repeated="1004"/>
        </table:table-row>
        <table:table-row table:style-name="ro5" table:number-rows-repeated="98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ados.L5:Dados.L1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2º_Grau.R4:2º_Grau.S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3º_Grau.R4:3º_Grau.S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4º_Grau.R4:4º_Grau.S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0:06:18.20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PageStyle_5f_Dados" style:display-name="PageStyle_D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1" style:display-name="PageStyle_Dado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2" style:display-name="PageStyle_Dado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3" style:display-name="PageStyle_Dado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4" style:display-name="PageStyle_Dado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5" style:display-name="PageStyle_Dado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6" style:display-name="PageStyle_Dado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7" style:display-name="PageStyle_Dado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8" style:display-name="PageStyle_Dados 8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Jose Victor</meta:initial-creator>
    <meta:creation-date>2016-05-11T18:58:47Z</meta:creation-date>
    <dc:date>2016-10-10T10:13:01.757000000</dc:date>
    <meta:print-date>2016-07-13T13:23:59Z</meta:print-date>
    <meta:editing-duration>PT14H11M16S</meta:editing-duration>
    <meta:editing-cycles>65</meta:editing-cycles>
    <meta:document-statistic meta:table-count="6" meta:cell-count="409" meta:object-count="6"/>
  </office:meta>
</office:document-meta>
</file>

<file path=Basic/Library1/Module1.xml>9�+b�Y��J�&����5�M��(�ճ�H�Y;F�������\�LrC0��g���é���0�\��^P[�~5���a��)@������U��
�r��t���&��H |<
.��˨n��?�g\7.u1|;M�9�^j�**)&���/�x��[o<�mT��H��u���M��V�5�z�<J���98�k�#�O����ٷt���s�w�VL�����k�&�J�6A��CP�~`�1��'߼��9a�sx�{�d�VNn�I�rǋ�͛��*A5�a����d@Q��A��X���@)��~j`z4�j���c���t���s��e M-�a썍�N�I�9`V�%s�r̵�j�Oe"���x��:{���
��=�v@,+����gˇP��y���}.���Eu�-�}��&
;<�����1To�ʦj� rQ�k~hʊd��0�z�w;@��[(�jW����z����_rq��
o(dT��vE�>Y�ƞa�*�.�=��j���?���_I-&�j��7jK<2����㻃�<�$�i�	�^�O^n�����]�$�PmU�h�E�k�F,$@R�L�X)��G���\�hW�)jy�R��U�6(6Gp���y�NJ;�ĉhk��3Q�\�ڗa����7�2�H:�Ie�ٷl��2(Ȫ�����5�	������r4�R8D'M$1�GK��y�\��V�w�L��j6H�����yh[�S�C� Mݤ���"�nO\˾��i[4A˖�s���9��+���ι���C����=��O�x�-M����J\v�����J����>������K4}��
����`��å1ٴ�M�C�d�s������S���M.m:�hY��9E��g�#­Kӆ�� iKC~2N���5�6�)�P��r)��`=,Mď�Y������n���]뛴��=gi�� U͕��z�kwT���ݍD}�"�QT��׶��_�)L��޲���۶b�֜�09�	��Z�2[�ϸEE4�yE����U��k�!k�{�+�'.o��(�P<�4��Nlx�y"A'1�Z�pB�CG�����1�F !oL>ԯXe$r��+��Nk�����-��5���-hl��B aI}��-��%Ϝ�$1s��ֶ�=]_��C~��k��6�V��j�T|�?z��qJ�K�C��x�ip�>W�{=^@��H|��
|dZ��#��+xBFڵ��]<�owT��J{va(�B�i܉֔&����H5j��b��B�gU:����v����F�붞��>�����kp�'�h������"�߰sZ�
��ڮ:�Xu&�z2���U,n8�]�8��8�
8WLu� �M]��K: ��N�t"&Kh'�i��*X����F��������*�IF"t0b��޿A�i 0�zk����b����Xw�M��)�p�L��ʎ'@e�o����z���b�h����a?�)"�}�?<�G�|M�7��ͨ�9xIE�^��IS���u��g�>M�>#|vѯ�6=�\�cȑn朹c� 4o]�dX|���8�;���դa��w����-������I��Cf�6NT�ÈO/�$�������I�>?����=�����ı���3�}'�h���bs��]�aU{V*z������ߩ�/BEd<� 
���_���dW)U�e�qO�xg�>$$���<p����o�>�Q�n����"���bۣ˯&��GBMҮ���p�|9�H<m��C�	�9T��,R��.{@ְi�p�������(���Fċ&�Ao�������© �]��.���wU �oe�C��#�k��\��W�I�� �vU��P��i�mP�]�\���/��<���(H�{^V�~Rp>*}�~;w���Kk�K�����ϸ��0�E����<�5U#�a�ȡ8�.c�n�իx��
��R�Io\n�GP�����t����6R�ۄ���NVx��>��@1�r+y��&-Hܣ� ����A%� 
y~��*8���Z�:X�`#aQ�3ɑ�+öi.ֈ��k� �m٭�:�흶�g���mz=���u���`�Ӡ������E6*.<�x؂F��78Q��ɆI[O���t�	�.e�����M��=}&����H�����A�T|��e�V�Y���n�
����2��OK�?OF�8��M�r��A��-Z�F�K8��ۊ!���OqRY\������m�;�^��[�	V)>QF�4��'gqܬl��LKp��֚����$hɯ��(5!��$T���zV��x�	PØ��2���\~�&�t���2��=Bz�K@!-�h�@�~��V����n��]�� ���D�I��c����jE��X�RC�H_�p���l�귇��8���T"ٯ����1���|�C^���� F��H� �fV�1a�_!Q� ���wn_��M����w�[���L�ɪݮ=�#��h{�!&�i�G����c_S_�dz7<���ˉa��\�����������{�8��}�n��*Jm��~�b1�>��)5:�vpj�x�0���x��[�]�M|� d�)��V�~�p���su9#@Њ���ʻ>ls���s��&�������x�f^b,~��]K3��.�_��Բ���/��#/#M�}3�a5���,��31o2�����[�hS���)}E� 5�#�^]>{]ND�cÿN��su:3�y�H銳�R�EٕO��h{ʠt���G� $�d �:kx8]Q�%"hD�oݍp�]nv���yg���	%�jj�	��$C�$�^���5Ifr$ms��t��e�uY_p㭺h��?v�sb��?N�Ldz��[B�C�֠�jb��
�+Rc�m�>Ma%�g����pi��?ҷ�����1���=�9(�'����Q��;�M��po��5��7����0��uT:@찖Hd� 4�q����M,,�\�d�e�_�V�8�Z�?˃*�`U�Q7�T z��d�� }�A~Dn�^�B<\������w�7h��r/�VF�Jѿs��b(b��f�mRN��H���]��Lܾ!]ݿ|�њ� \X�ޚ�hJdޒjE�6]�����\��7+TPq�
��6���v���-�
��������u:����Ȗl膵��T���a�|���Z���R�`��b�k�;E�(H�kd:!��\����(LYE��L��q�������pa�;�J�Ӿ�P�hiJ��p�V�6Dc��k$���)^ \rtc�L��Tf~hK�pR ��@}nZS�!^^�����|��b��ҥ�jad�[+���VO��|�Z]�T�!���w-i�5�^���jr�B��6���c�?�`o�煓-�M@�w�If�ߙ��'`&�ï�Q�E_f���01o��
.}����ng�6�Ĺ��$�L��:(�����)$]7�\	�T��̶AQB��^��m���eS&�,���K��w���o<:��Y��ށ��bԙd��LJ�b�"x�L��1�^mwz5�jU������Au\ �$�1ܣ�P�A�"���\;K1f���r���C2`��a�&茈 �Y���}�"�9�o�_�f�@��$�U� �6jL�r���{>�Δ��E� 4=U�@��?����A��rth��^�� +j؆ٝ@�ݧ*��g��� %��!֦��N/4aN��W��̪�]��9��r�w��|��J^;3�w4�I�{R!J�#��ic��@F��-I�w��*~��H�skj�O�e�Qa�}��AhP*�Z�3���,A�Y�~���6�w���EN�eļc�I�ߚ�.l�Iy����Os��"i���$A�9^T'n�㤟�{%�M�������ZE�3|t��e��c?,N���v"���J1�'�J��sK��������hO�?��~j	K!#�UR�)=��7��z���3��W4���u�o�v���=2�sB8��?�ΛE�z�;���$X���!l�А� �� x�m?��R4��Y��7fe�«�#Hm$��g<���@{����a�p�i|�H�0{��鍿���y����5���K�KI���K��op�]_�F/�Gs��ه��ߌhy%`
*`G�]`�ÞS�Df��>R�݅�镽�Œ�F�cO#:3pT�9����X��z;�������>�J<L������嘘�g���QU���/\�`���/gL�j��9���ѷ������$���?�O>(�R飼�[����C\{���AZ����ESXg��J(�π��\���Ej,���:��Ѕ�;�dh����uOڝe�#��r���#��=�aEh@`�p仟�?��� S[d}��c�BS���)� *��G���v�7J����������d3�z�IcYV����?O4�4��Y��\[D���V	�q�lY��q|����<Z�K�*&'�D�'6�*���j@��8�bn���0�����>[�{^ �>Ǩk9
M����\ޤƥ`b�Qy~ˬ�����С��刏���d,��[������/E��mX��X�9Q�9h@"��*�f4K9lU��\�r�μ����c+B��X��+�I]��[��V7���H��&��S�>��Ex/�A�p�M;́ӠAgI4��-�<�U��La�V
��ß�G��K��X�̑�$�"�Fy�iM�Ѯ<8]��+���$��bp]��gZ�I�2ȜA�� ��Z k�ka��\e�����F�	�A�����|Vf����z��LT��Ԧ�Yu31Z^� 3�9�l/ �\%	����%'��^,�Ʒ�=%�������D�
��p9]��a���̢[:�c��FtZ}�"��UF���|�d}-4&�H4�z�F`��4��Og�r̋�<8M�_��BRıAV�)m���3)j׳x驺5i�q �tX߇G�L�H;������VBoW�v<�眀��s����ڄ+'�`ط P|�#������}S�2�M��o���1�k�Ķ�@�lq(�XJ��o%r���*A|�ef���G{Nb��I~�=�����i�ȅ-��nԧ"�%�(w�|mC�b5��:��F�ԁ��k���O.P-���  �Ȱ�z^����q����bc�?1/����~Z���B�z�+.|
��=��l���V�$Y �����N �L��9��[�O^����6
�}��dU���: �C��r7͔y�<=t3�-'4@�a]7]�8؜{HoKk>���"y�TZ�$H��[�Pk�����>���7��Ɵ��M���f�^�|	�3�sqAz�I���y��'�|m��)A"u#�A���p?����ۨ�(��0�Y��ǵ����p
���gX��1�= �-%\�E!kM.-[��?�|v]�`�Qאl�8ݬU�%��^Y�ю�$�Q�.�����������C�B��:Hn���ƾ�|T�B!i3lpN<��g+hP�p/��(�k�9�]%�\x�ez����1B���b�US���'	�M#�b�.6���y�RQ��>69�;�����K���TS{S��>*�J��G���"�}`9f��7�|��i�� T��eS����x�J+���_[�Σ�V��О_��=Ɋ
���xA�*3�$h���i8�%�"YT/�	�Ek;�ē��cSYۘ)�PwIJ,i-N�IU=�z�]!�~�-$ơ�-v��ؚ�Ft���H�olw͘��麿=ߟG�sA[枇���j���4S�r��F"�}��4��WF����rI��IT���hL�>0_��u�$-��l��������*RqtBg�qd5˭עE��+m`(V��`��ѡM�f�q��ٔ�i}w�}�ȹ_(�ѢȾ�Y�覽��q�R[|9��tE?�".P�u@���L����gu�F;ro�Sӡ�;��ow� -gC OЯT�إ��z��`��56�[���SPXA:
wU9G���3��o��VQ�7�Ü9��� �ț�YD�sB���P��5���*8w���>����H����Lqg>T�ŖG�]���$�2<����w���ᒇ�-����C�!~�ꊯ��ձv�F��UŇv'V>���8�d��q|E��-�>S��mP���p.uǾ)��T�r��a'|+����n��[�*$~�]1\76K�(�:���u��f���d��5�BV�J+z{R[	bc����H&)S��TSڈ�e3A"�LB2n�"$�_�8�in-?[_����z���P�O�Hv����6��H��jd��C��3���{
�;����O��8��4�D@N��_�-o��i���_s�񎷠�X+��	���������.�Aa�;�u/_���Y�"�:��Pj�~���b?�k-�_wB·D����
��#�0�`X9Z��{�*�Va��_z�N��Ӿ��ʧ���3�j���ԝ� j!��V�r|����%v6n�A$�*ә�ׁ�-�O##$�+�?�M5:��� ����|:Ok�+w+��1����
^����X���aح�����Tfe�G2�Z���e�!ڻ�a�roAՏ"Z0�t�KK�oT���ȒD�66�(�;Y���ZѶI_G�"�����C"���a��� ,��[����y��PZ-�D��{pi�#�H�	�s����x6���A�ᇾ�M�N�r/}�:��oG_�b��E�9>��z�5ߖ@V�>HQ��4Ww,ېnK�E�'g&kڏ�����`��qz���#�-,l�B����E-}nf��AH�}����D�X^�9tuf���T����{�,����o�7{�ZqX
��3����ц���Ah��]�MV������p5��	/���&�J��4��=.^�X���6ߌ��� g��J�0�O����E�h����P"319�����(UP�8�)���q%���-tmq OY@
rՏ�7������΋p6�ueEG`\��Vz@ԓS8ЖH�8��l����z��Ϊ��Se}�.8��Q�d���//�M�p~T��C�|[���-!7	�A_E�:5�Ω�e5�'?�K���'a��{u���%sƤR2�G�am��A
�>���%��d�U4�(U�Չ�7��?4�;�"�n�8.��)����>���R���ȪX�����/#�KK��O}*�0s�nD&G'^@�-�]�#��e���5Br�������k^j�&�����lp/F���F����9{9����a#Z��&翅<z�	���i,-���U7S�#ȗMA�n��(���1�f�3�7
�Y�h/ZJ��U�L���j`��M�1/���.�&������H�f�6���o|�վ�a����&a����uj��F������ ��!R�����L�j���q�_�"T��F�8c�j��b���m�����qͬ}"F3�z_�K�D�[%H?�L��_5��vG��:��H���.�`f�8U��X�>�f�]P��>Pr���E�o�n���ɥu�2������t���}���~�;e������kb�S�ED���>�+�6���"�7\c��L2�P�Nj�-����)�I��Gi=9�h�*��JH��-:�V��cX&�#��`�c�5�KPK ��ʔ�Ά��h0dj�j�t�-?+$��eU�~�d����W:�������*�Z�"
q5>�`V�g����?!F9ȯ�doD0�}�ڤ�>I�ob5p��h��3=�3�o�$	e7�Wv=#d�������d4Y�vK���Q�:uٵ�`�w�s��W@�B��w�� ���`��F�yp�0Ä�y�
��~`���m�`�\滤����T��=�IƜ�]�FN-�+TU����H]e|�6ʲ^����W��A1d�b�0}��Ѓ&%5���2l�I�K52�IG6&�|��.�.3��I��'j�|*����+!��%Ԁ�L�^�e1���4�d}�5�0���i��@���Dv�$�p\-w�hQ�TH�h��x��Y���5�ʅ�슚�b~��ys3Bax�],:�b��}ktK�h֟��h&ߞ��҃"�-8o��I�[D��gҐ9��އ+[�^�m�����s*Q}$֧�� W��2T�\�gs���?�����V�
0��079��_�|���X�`���D'�=_���C�E<��H��%RpD4�Yu#� <�Rٛ���t�`�%�ʀ���k��>҈'Yo&�)"��ߔq[�-�@\.ҝ��=�B���^j���N
��
ߛ	�X�ϐ���j��Mp�&r�%�g0!���'�(��u�qESݟ�=�L�3��*Sp�.����joA�CSU���vDI��9���L����vr�(���ϡ>���q�/�,S$��gB󑝨*)&6c����\��ȥN�L�IP#v�I�ӹ�9�B�77�+��܈�>R|�H�ؐpN]~�h���
D� � ���ώ90J��#uM5�s������n�jB��%x'��ʽ3�o���XivF�$mO쭳�#o���qݰ��t"&�,�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true">
  <library:element library:name="Module1"/>
</library:library>
</file>

<file path=Basic/Standard/ensaio_sedimentacao.xml><?xml version="1.0" encoding="utf-8"?>
<!DOCTYPE module  PUBLIC '-//OpenOffice.org//DTD OfficeDocument 1.0//EN'  'module.dtd'>
<script:module xmlns:script="http://openoffice.org/2000/script" script:name="ensaio_sedimentacao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nsaio_sedimentaca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Grau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cm" svg:height="12cm" xlink:href=".." xlink:type="simple" chart:class="chart:scatter" chart:style-name="ch1">
        <chart:title svg:x="6.914cm" svg:y="0.376cm" chart:style-name="ch2">
          <text:p>Equação Polinomial de 2º Grau</text:p>
        </chart:title>
        <chart:subtitle svg:x="4.307cm" svg:y="1.395cm" chart:style-name="ch3">
          <text:p>3,98402657384986 x² -46,5662893497999 x + 155,603602191389</text:p>
        </chart:subtitle>
        <chart:plot-area chart:style-name="ch4" table:cell-range-address="2º_Grau.R3:2º_Grau.S14" chart:data-source-has-labels="both" svg:x="0.4cm" svg:y="2.318cm" svg:width="19.2cm" svg:height="9.442cm">
          <chartooo:coordinate-region svg:x="1.021cm" svg:y="2.517cm" svg:width="18.299cm" svg:height="8.596cm"/>
          <chart:axis chart:dimension="x" chart:name="primary-x" chart:style-name="ch5" chartooo:axis-type="auto">
            <chart:categories table:cell-range-address="2º_Grau.R4:2º_Grau.R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º_Grau.S4:2º_Grau.S14" chart:label-cell-address="2º_Grau.S3:2º_Grau.S3" chart:class="chart:scatter">
            <chart:domain table:cell-range-address="2º_Grau.R4:2º_Grau.R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(%)</text:p>
                <draw:g>
                  <svg:desc>2º_Grau.S3:2º_Grau.S3</svg:desc>
                </draw:g>
              </table:table-cell>
            </table:table-row>
          </table:table-header-rows>
          <table:table-rows>
            <table:table-row>
              <table:table-cell office:value-type="float" office:value="7.85454545454546">
                <text:p>7.85454545454546</text:p>
                <draw:g>
                  <svg:desc>2º_Grau.R4:2º_Grau.R14</svg:desc>
                </draw:g>
              </table:table-cell>
              <table:table-cell office:value-type="float" office:value="35.6366403292102">
                <text:p>35.6366403292102</text:p>
                <draw:g>
                  <svg:desc>2º_Grau.S4:2º_Grau.S14</svg:desc>
                </draw:g>
              </table:table-cell>
            </table:table-row>
            <table:table-row>
              <table:table-cell office:value-type="float" office:value="4.11428571428572">
                <text:p>4.11428571428572</text:p>
              </table:table-cell>
              <table:table-cell office:value-type="float" office:value="31.4555831810695">
                <text:p>31.4555831810695</text:p>
              </table:table-cell>
            </table:table-row>
            <table:table-row>
              <table:table-cell office:value-type="float" office:value="2.80000207407561">
                <text:p>2.80000207407561</text:p>
              </table:table-cell>
              <table:table-cell office:value-type="float" office:value="56.4527100427089">
                <text:p>56.4527100427089</text:p>
              </table:table-cell>
            </table:table-row>
            <table:table-row>
              <table:table-cell office:value-type="float" office:value="2.77179207407543">
                <text:p>2.77179207407543</text:p>
              </table:table-cell>
              <table:table-cell office:value-type="float" office:value="57.1401345217146">
                <text:p>57.1401345217146</text:p>
              </table:table-cell>
            </table:table-row>
            <table:table-row>
              <table:table-cell office:value-type="float" office:value="2.21526192395498">
                <text:p>2.21526192395498</text:p>
              </table:table-cell>
              <table:table-cell office:value-type="float" office:value="71.9982282636603">
                <text:p>71.9982282636603</text:p>
              </table:table-cell>
            </table:table-row>
            <table:table-row>
              <table:table-cell office:value-type="float" office:value="1.89841376982788">
                <text:p>1.89841376982788</text:p>
              </table:table-cell>
              <table:table-cell office:value-type="float" office:value="81.5598488198503">
                <text:p>81.5598488198503</text:p>
              </table:table-cell>
            </table:table-row>
            <table:table-row>
              <table:table-cell office:value-type="float" office:value="1.42806518324192">
                <text:p>1.42806518324192</text:p>
              </table:table-cell>
              <table:table-cell office:value-type="float" office:value="97.2288105997566">
                <text:p>97.228810599756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u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Grau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u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cm" svg:height="12cm" xlink:href=".." xlink:type="simple" chart:class="chart:scatter" chart:style-name="ch1">
        <chart:title svg:x="6.914cm" svg:y="0.376cm" chart:style-name="ch2">
          <text:p>Equação Polinomial de 3º Grau</text:p>
        </chart:title>
        <chart:subtitle svg:x="1.82cm" svg:y="1.395cm" chart:style-name="ch3">
          <text:p>1,23326499472718E-02 x³ + 3,26004518506954 x² -40,8164660174256 x + 149,130453830121</text:p>
        </chart:subtitle>
        <chart:plot-area chart:style-name="ch4" table:cell-range-address="3º_Grau.R3:3º_Grau.S14" chart:data-source-has-labels="both" svg:x="0.4cm" svg:y="2.318cm" svg:width="19.2cm" svg:height="9.442cm">
          <chartooo:coordinate-region svg:x="1.021cm" svg:y="2.517cm" svg:width="18.299cm" svg:height="8.596cm"/>
          <chart:axis chart:dimension="x" chart:name="primary-x" chart:style-name="ch5" chartooo:axis-type="auto">
            <chart:categories table:cell-range-address="3º_Grau.R4:3º_Grau.R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º_Grau.S4:3º_Grau.S14" chart:label-cell-address="3º_Grau.S3:3º_Grau.S3" chart:class="chart:scatter">
            <chart:domain table:cell-range-address="3º_Grau.R4:3º_Grau.R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(%)</text:p>
                <draw:g>
                  <svg:desc>3º_Grau.S3:3º_Grau.S3</svg:desc>
                </draw:g>
              </table:table-cell>
            </table:table-row>
          </table:table-header-rows>
          <table:table-rows>
            <table:table-row>
              <table:table-cell office:value-type="float" office:value="7.85454545454546">
                <text:p>7.85454545454546</text:p>
                <draw:g>
                  <svg:desc>3º_Grau.R4:3º_Grau.R14</svg:desc>
                </draw:g>
              </table:table-cell>
              <table:table-cell office:value-type="float" office:value="35.6366403292073">
                <text:p>35.6366403292073</text:p>
                <draw:g>
                  <svg:desc>3º_Grau.S4:3º_Grau.S14</svg:desc>
                </draw:g>
              </table:table-cell>
            </table:table-row>
            <table:table-row>
              <table:table-cell office:value-type="float" office:value="4.11428571428572">
                <text:p>4.11428571428572</text:p>
              </table:table-cell>
              <table:table-cell office:value-type="float" office:value="37.2426610245784">
                <text:p>37.2426610245784</text:p>
              </table:table-cell>
            </table:table-row>
            <table:table-row>
              <table:table-cell office:value-type="float" office:value="2.96267571428325">
                <text:p>2.96267571428325</text:p>
              </table:table-cell>
              <table:table-cell office:value-type="float" office:value="57.1400835465411">
                <text:p>57.1400835465411</text:p>
              </table:table-cell>
            </table:table-row>
            <table:table-row>
              <table:table-cell office:value-type="float" office:value="2.80000207407561">
                <text:p>2.80000207407561</text:p>
              </table:table-cell>
              <table:table-cell office:value-type="float" office:value="60.6737833739588">
                <text:p>60.6737833739588</text:p>
              </table:table-cell>
            </table:table-row>
            <table:table-row>
              <table:table-cell office:value-type="float" office:value="2.21526192395498">
                <text:p>2.21526192395498</text:p>
              </table:table-cell>
              <table:table-cell office:value-type="float" office:value="74.8436589224221">
                <text:p>74.8436589224221</text:p>
              </table:table-cell>
            </table:table-row>
            <table:table-row>
              <table:table-cell office:value-type="float" office:value="1.89841376982788">
                <text:p>1.89841376982788</text:p>
              </table:table-cell>
              <table:table-cell office:value-type="float" office:value="83.4774114977704">
                <text:p>83.4774114977704</text:p>
              </table:table-cell>
            </table:table-row>
            <table:table-row>
              <table:table-cell office:value-type="float" office:value="1.42806518324192">
                <text:p>1.42806518324192</text:p>
              </table:table-cell>
              <table:table-cell office:value-type="float" office:value="97.5262357397115">
                <text:p>97.526235739711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99.9999999999999">
                <text:p>99.9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u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Grau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u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cm" svg:height="12cm" xlink:href=".." xlink:type="simple" chart:class="chart:scatter" chart:style-name="ch1">
        <chart:title svg:x="6.914cm" svg:y="0.376cm" chart:style-name="ch2">
          <text:p>Equação Polinomial de 4º Grau</text:p>
        </chart:title>
        <chart:subtitle svg:x="0.087cm" svg:y="1.395cm" chart:style-name="ch3">
          <text:p>-1,23310010987228 x⁴ + 18,2754880291578 x³ -82,1263213955147 x² + 112,379737887606 x + 57,0937704571359</text:p>
        </chart:subtitle>
        <chart:plot-area chart:style-name="ch4" table:cell-range-address="3º_Grau.R3:3º_Grau.S14" chart:data-source-has-labels="both" svg:x="0.4cm" svg:y="2.318cm" svg:width="19.2cm" svg:height="9.442cm">
          <chartooo:coordinate-region svg:x="1.021cm" svg:y="2.517cm" svg:width="18.299cm" svg:height="8.596cm"/>
          <chart:axis chart:dimension="x" chart:name="primary-x" chart:style-name="ch5" chartooo:axis-type="auto">
            <chart:categories table:cell-range-address="3º_Grau.R4:3º_Grau.R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º_Grau.S4:3º_Grau.S14" chart:label-cell-address="3º_Grau.S3:3º_Grau.S3" chart:class="chart:scatter">
            <chart:domain table:cell-range-address="3º_Grau.R4:3º_Grau.R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(%)</text:p>
                <draw:g>
                  <svg:desc>3º_Grau.S3:3º_Grau.S3</svg:desc>
                </draw:g>
              </table:table-cell>
            </table:table-row>
          </table:table-header-rows>
          <table:table-rows>
            <table:table-row>
              <table:table-cell office:value-type="float" office:value="7.85454545454546">
                <text:p>7.85454545454546</text:p>
                <draw:g>
                  <svg:desc>3º_Grau.R4:3º_Grau.R14</svg:desc>
                </draw:g>
              </table:table-cell>
              <table:table-cell office:value-type="float" office:value="35.6366403292073">
                <text:p>35.6366403292073</text:p>
                <draw:g>
                  <svg:desc>3º_Grau.S4:3º_Grau.S14</svg:desc>
                </draw:g>
              </table:table-cell>
            </table:table-row>
            <table:table-row>
              <table:table-cell office:value-type="float" office:value="4.11428571428572">
                <text:p>4.11428571428572</text:p>
              </table:table-cell>
              <table:table-cell office:value-type="float" office:value="37.2426610245784">
                <text:p>37.2426610245784</text:p>
              </table:table-cell>
            </table:table-row>
            <table:table-row>
              <table:table-cell office:value-type="float" office:value="2.96267571428325">
                <text:p>2.96267571428325</text:p>
              </table:table-cell>
              <table:table-cell office:value-type="float" office:value="57.1400835465411">
                <text:p>57.1400835465411</text:p>
              </table:table-cell>
            </table:table-row>
            <table:table-row>
              <table:table-cell office:value-type="float" office:value="2.80000207407561">
                <text:p>2.80000207407561</text:p>
              </table:table-cell>
              <table:table-cell office:value-type="float" office:value="60.6737833739588">
                <text:p>60.6737833739588</text:p>
              </table:table-cell>
            </table:table-row>
            <table:table-row>
              <table:table-cell office:value-type="float" office:value="2.21526192395498">
                <text:p>2.21526192395498</text:p>
              </table:table-cell>
              <table:table-cell office:value-type="float" office:value="74.8436589224221">
                <text:p>74.8436589224221</text:p>
              </table:table-cell>
            </table:table-row>
            <table:table-row>
              <table:table-cell office:value-type="float" office:value="1.89841376982788">
                <text:p>1.89841376982788</text:p>
              </table:table-cell>
              <table:table-cell office:value-type="float" office:value="83.4774114977704">
                <text:p>83.4774114977704</text:p>
              </table:table-cell>
            </table:table-row>
            <table:table-row>
              <table:table-cell office:value-type="float" office:value="1.42806518324192">
                <text:p>1.42806518324192</text:p>
              </table:table-cell>
              <table:table-cell office:value-type="float" office:value="97.5262357397115">
                <text:p>97.526235739711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99.9999999999999">
                <text:p>99.9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u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Grau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title svg:x="5.641cm" svg:y="0.315cm" chart:style-name="ch2">
          <text:p>Curvas de Isoeficiência</text:p>
        </chart:title>
        <chart:legend chart:legend-position="end" svg:x="13.016cm" svg:y="1.959cm" style:legend-expansion="high" chart:style-name="ch3"/>
        <chart:plot-area chart:style-name="ch4" table:cell-range-address="Gráfico.A3:Gráfico.B6 Gráfico.A1:Gráfico.A1 Gráfico.D1:Gráfico.D1 Gráfico.E3:Gráfico.E6 Gráfico.G1:Gráfico.G1 Gráfico.H3:Gráfico.H6 Gráfico.J1:Gráfico.J1 Gráfico.K3:Gráfico.K6 Gráfico.M1:Gráfico.M1 Gráfico.N3:Gráfico.N6 Gráfico.P1:Gráfico.P1 Gráfico.Q3:Gráfico.Q6 Gráfico.S1:Gráfico.S1 Gráfico.T3:Gráfico.T6 Gráfico.V1:Gráfico.V1 Gráfico.W3:Gráfico.W6 Gráfico.Y1:Gráfico.Y1 Gráfico.Z3:Gráfico.Z6 Gráfico.AB1:Gráfico.AB1 Gráfico.AC3:Gráfico.AC6" chart:data-source-has-labels="row" svg:x="0.32cm" svg:y="1.273cm" svg:width="12.376cm" svg:height="7.546cm">
          <chartooo:coordinate-region svg:x="0.941cm" svg:y="1.473cm" svg:width="11.38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ráfico.B3:Gráfico.B6" chart:label-cell-address="Gráfico.A1:Gráfico.A1" chart:class="chart:scatter">
            <chart:domain table:cell-range-address="Gráfico.A3:Gráfico.A6"/>
            <chart:data-point chart:repeated="4"/>
          </chart:series>
          <chart:series chart:style-name="ch8" chart:values-cell-range-address="Gráfico.E3:Gráfico.E6" chart:label-cell-address="Gráfico.D1:Gráfico.D1" chart:class="chart:scatter">
            <chart:domain table:cell-range-address="Gráfico.D3:Gráfico.D6"/>
            <chart:data-point chart:repeated="4"/>
          </chart:series>
          <chart:series chart:style-name="ch9" chart:values-cell-range-address="Gráfico.H3:Gráfico.H6" chart:label-cell-address="Gráfico.G1:Gráfico.G1" chart:class="chart:scatter">
            <chart:domain table:cell-range-address="Gráfico.G3:Gráfico.G6"/>
            <chart:data-point chart:repeated="4"/>
          </chart:series>
          <chart:series chart:style-name="ch10" chart:values-cell-range-address="Gráfico.K3:Gráfico.K6" chart:label-cell-address="Gráfico.J1:Gráfico.J1" chart:class="chart:scatter">
            <chart:domain table:cell-range-address="Gráfico.J3:Gráfico.J6"/>
            <chart:data-point chart:repeated="4"/>
          </chart:series>
          <chart:series chart:style-name="ch11" chart:values-cell-range-address="Gráfico.N3:Gráfico.N6" chart:label-cell-address="Gráfico.M1:Gráfico.M1" chart:class="chart:scatter">
            <chart:domain table:cell-range-address="Gráfico.M3:Gráfico.M6"/>
            <chart:data-point chart:repeated="4"/>
          </chart:series>
          <chart:series chart:style-name="ch12" chart:values-cell-range-address="Gráfico.Q3:Gráfico.Q6" chart:label-cell-address="Gráfico.P1:Gráfico.P1" chart:class="chart:scatter">
            <chart:domain table:cell-range-address="Gráfico.P3:Gráfico.P6"/>
            <chart:data-point chart:repeated="4"/>
          </chart:series>
          <chart:series chart:style-name="ch13" chart:values-cell-range-address="Gráfico.T3:Gráfico.T6" chart:label-cell-address="Gráfico.S1:Gráfico.S1" chart:class="chart:scatter">
            <chart:domain table:cell-range-address="Gráfico.S3:Gráfico.S6"/>
            <chart:data-point chart:repeated="4"/>
          </chart:series>
          <chart:series chart:style-name="ch14" chart:values-cell-range-address="Gráfico.W3:Gráfico.W6" chart:label-cell-address="Gráfico.V1:Gráfico.V1" chart:class="chart:scatter">
            <chart:domain table:cell-range-address="Gráfico.V3:Gráfico.V6"/>
            <chart:data-point chart:repeated="4"/>
          </chart:series>
          <chart:series chart:style-name="ch15" chart:values-cell-range-address="Gráfico.Z3:Gráfico.Z6" chart:label-cell-address="Gráfico.Y1:Gráfico.Y1" chart:class="chart:scatter">
            <chart:domain table:cell-range-address="Gráfico.Y3:Gráfico.Y6"/>
            <chart:data-point chart:repeated="4"/>
          </chart:series>
          <chart:series chart:style-name="ch16" chart:values-cell-range-address="Gráfico.AC3:Gráfico.AC6" chart:label-cell-address="Gráfico.AB1:Gráfico.AB1" chart:class="chart:scatter">
            <chart:domain table:cell-range-address="Gráfico.AB3:Gráfico.AB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urva 25</text:p>
                <draw:g>
                  <svg:desc>Gráfico.A1:Gráfico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urva 35</text:p>
                <draw:g>
                  <svg:desc>Gráfico.D1:Gráfico.D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Curva 50</text:p>
                <draw:g>
                  <svg:desc>Gráfico.G1:Gráfico.G1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Curva 60</text:p>
                <draw:g>
                  <svg:desc>Gráfico.J1:Gráfico.J1</svg:desc>
                </draw:g>
              </table:table-cell>
              <table:table-cell office:value-type="string">
                <text:p>Coluna M</text:p>
              </table:table-cell>
              <table:table-cell office:value-type="string">
                <text:p>Curva 70</text:p>
                <draw:g>
                  <svg:desc>Gráfico.M1:Gráfico.M1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urva 85</text:p>
                <draw:g>
                  <svg:desc>Gráfico.P1:Gráfico.P1</svg:desc>
                </draw:g>
              </table:table-cell>
              <table:table-cell office:value-type="string">
                <text:p>Coluna S</text:p>
              </table:table-cell>
              <table:table-cell office:value-type="string">
                <text:p>Curva 88</text:p>
                <draw:g>
                  <svg:desc>Gráfico.S1:Gráfico.S1</svg:desc>
                </draw:g>
              </table:table-cell>
              <table:table-cell office:value-type="string">
                <text:p>Coluna V</text:p>
              </table:table-cell>
              <table:table-cell office:value-type="string">
                <text:p/>
                <draw:g>
                  <svg:desc>Gráfico.V1:Gráfico.V1</svg:desc>
                </draw:g>
              </table:table-cell>
              <table:table-cell office:value-type="string">
                <text:p>Coluna Y</text:p>
              </table:table-cell>
              <table:table-cell office:value-type="string">
                <text:p/>
                <draw:g>
                  <svg:desc>Gráfico.Y1:Gráfico.Y1</svg:desc>
                </draw:g>
              </table:table-cell>
              <table:table-cell office:value-type="string">
                <text:p>Coluna AB</text:p>
              </table:table-cell>
              <table:table-cell office:value-type="string">
                <text:p/>
                <draw:g>
                  <svg:desc>Gráfico.AB1:Gráfico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áfico.A3:Gráfico.A6</svg:desc>
                </draw:g>
              </table:table-cell>
              <table:table-cell office:value-type="float" office:value="90">
                <text:p>90</text:p>
                <draw:g>
                  <svg:desc>Gráfico.B3:Gráfico.B6</svg:desc>
                </draw:g>
              </table:table-cell>
              <table:table-cell office:value-type="float" office:value="0">
                <text:p>0</text:p>
                <draw:g>
                  <svg:desc>Gráfico.D3:Gráfico.D6</svg:desc>
                </draw:g>
              </table:table-cell>
              <table:table-cell office:value-type="float" office:value="90">
                <text:p>90</text:p>
                <draw:g>
                  <svg:desc>Gráfico.E3:Gráfico.E6</svg:desc>
                </draw:g>
              </table:table-cell>
              <table:table-cell office:value-type="float" office:value="0">
                <text:p>0</text:p>
                <draw:g>
                  <svg:desc>Gráfico.G3:Gráfico.G6</svg:desc>
                </draw:g>
              </table:table-cell>
              <table:table-cell office:value-type="float" office:value="90">
                <text:p>90</text:p>
                <draw:g>
                  <svg:desc>Gráfico.H3:Gráfico.H6</svg:desc>
                </draw:g>
              </table:table-cell>
              <table:table-cell office:value-type="float" office:value="0">
                <text:p>0</text:p>
                <draw:g>
                  <svg:desc>Gráfico.J3:Gráfico.J6</svg:desc>
                </draw:g>
              </table:table-cell>
              <table:table-cell office:value-type="float" office:value="90">
                <text:p>90</text:p>
                <draw:g>
                  <svg:desc>Gráfico.K3:Gráfico.K6</svg:desc>
                </draw:g>
              </table:table-cell>
              <table:table-cell office:value-type="float" office:value="0">
                <text:p>0</text:p>
                <draw:g>
                  <svg:desc>Gráfico.M3:Gráfico.M6</svg:desc>
                </draw:g>
              </table:table-cell>
              <table:table-cell office:value-type="float" office:value="90">
                <text:p>90</text:p>
                <draw:g>
                  <svg:desc>Gráfico.N3:Gráfico.N6</svg:desc>
                </draw:g>
              </table:table-cell>
              <table:table-cell office:value-type="float" office:value="0">
                <text:p>0</text:p>
                <draw:g>
                  <svg:desc>Gráfico.P3:Gráfico.P6</svg:desc>
                </draw:g>
              </table:table-cell>
              <table:table-cell office:value-type="float" office:value="90">
                <text:p>90</text:p>
                <draw:g>
                  <svg:desc>Gráfico.Q3:Gráfico.Q6</svg:desc>
                </draw:g>
              </table:table-cell>
              <table:table-cell office:value-type="float" office:value="0">
                <text:p>0</text:p>
                <draw:g>
                  <svg:desc>Gráfico.S3:Gráfico.S6</svg:desc>
                </draw:g>
              </table:table-cell>
              <table:table-cell office:value-type="float" office:value="90">
                <text:p>90</text:p>
                <draw:g>
                  <svg:desc>Gráfico.T3:Gráfico.T6</svg:desc>
                </draw:g>
              </table:table-cell>
              <table:table-cell office:value-type="float" office:value="NaN">
                <text:p>NaN</text:p>
                <draw:g>
                  <svg:desc>Gráfico.V3:Gráfico.V6</svg:desc>
                </draw:g>
              </table:table-cell>
              <table:table-cell office:value-type="float" office:value="NaN">
                <text:p>NaN</text:p>
                <draw:g>
                  <svg:desc>Gráfico.W3:Gráfico.W6</svg:desc>
                </draw:g>
              </table:table-cell>
              <table:table-cell office:value-type="float" office:value="NaN">
                <text:p>NaN</text:p>
                <draw:g>
                  <svg:desc>Gráfico.Y3:Gráfico.Y6</svg:desc>
                </draw:g>
              </table:table-cell>
              <table:table-cell office:value-type="float" office:value="NaN">
                <text:p>NaN</text:p>
                <draw:g>
                  <svg:desc>Gráfico.Z3:Gráfico.Z6</svg:desc>
                </draw:g>
              </table:table-cell>
              <table:table-cell office:value-type="float" office:value="NaN">
                <text:p>NaN</text:p>
                <draw:g>
                  <svg:desc>Gráfico.AB3:Gráfico.AB6</svg:desc>
                </draw:g>
              </table:table-cell>
              <table:table-cell office:value-type="float" office:value="NaN">
                <text:p>NaN</text:p>
                <draw:g>
                  <svg:desc>Gráfico.AC3:Gráfico.A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2115">
                <text:p>9.2115</text:p>
              </table:table-cell>
              <table:table-cell office:value-type="float" office:value="60">
                <text:p>60</text:p>
              </table:table-cell>
              <table:table-cell office:value-type="float" office:value="17.86">
                <text:p>17.86</text:p>
              </table:table-cell>
              <table:table-cell office:value-type="float" office:value="60">
                <text:p>60</text:p>
              </table:table-cell>
              <table:table-cell office:value-type="float" office:value="25.8455">
                <text:p>25.8455</text:p>
              </table:table-cell>
              <table:table-cell office:value-type="float" office:value="60">
                <text:p>60</text:p>
              </table:table-cell>
              <table:table-cell office:value-type="float" office:value="31.4333">
                <text:p>31.4333</text:p>
              </table:table-cell>
              <table:table-cell office:value-type="float" office:value="60">
                <text:p>60</text:p>
              </table:table-cell>
              <table:table-cell office:value-type="float" office:value="43.2705">
                <text:p>43.2705</text:p>
              </table:table-cell>
              <table:table-cell office:value-type="float" office:value="60">
                <text:p>60</text:p>
              </table:table-cell>
              <table:table-cell office:value-type="float" office:value="55.4705">
                <text:p>55.4705</text:p>
              </table:table-cell>
              <table:table-cell office:value-type="float" office:value="60">
                <text:p>60</text:p>
              </table:table-cell>
              <table:table-cell office:value-type="float" office:value="58.7527">
                <text:p>58.752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006">
                <text:p>11.4006</text:p>
              </table:table-cell>
              <table:table-cell office:value-type="float" office:value="30">
                <text:p>30</text:p>
              </table:table-cell>
              <table:table-cell office:value-type="float" office:value="22.7571">
                <text:p>22.7571</text:p>
              </table:table-cell>
              <table:table-cell office:value-type="float" office:value="30">
                <text:p>30</text:p>
              </table:table-cell>
              <table:table-cell office:value-type="float" office:value="36.075">
                <text:p>36.075</text:p>
              </table:table-cell>
              <table:table-cell office:value-type="float" office:value="30">
                <text:p>30</text:p>
              </table:table-cell>
              <table:table-cell office:value-type="float" office:value="44.0688">
                <text:p>44.068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8.75">
                <text:p>68.75</text:p>
              </table:table-cell>
              <table:table-cell office:value-type="float" office:value="30">
                <text:p>30</text:p>
              </table:table-cell>
              <table:table-cell office:value-type="float" office:value="73.8911">
                <text:p>73.891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38.5714">
                <text:p>38.5714</text:p>
              </table:table-cell>
              <table:table-cell office:value-type="float" office:value="0">
                <text:p>0</text:p>
              </table:table-cell>
              <table:table-cell office:value-type="float" office:value="48.7527">
                <text:p>48.7527</text:p>
              </table:table-cell>
              <table:table-cell office:value-type="float" office:value="0">
                <text:p>0</text:p>
              </table:table-cell>
              <table:table-cell office:value-type="float" office:value="56.8896">
                <text:p>56.8896</text:p>
              </table:table-cell>
              <table:table-cell office:value-type="float" office:value="0">
                <text:p>0</text:p>
              </table:table-cell>
              <table:table-cell office:value-type="float" office:value="75.6268">
                <text:p>75.62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